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2ad62d" officeooo:paragraph-rsid="002ad62d"/>
    </style:style>
    <style:style style:name="P2" style:family="paragraph" style:parent-style-name="Text_20_body">
      <style:paragraph-properties fo:text-align="justify" style:justify-single-word="false"/>
      <style:text-properties officeooo:rsid="002ad62d" officeooo:paragraph-rsid="0054239b"/>
    </style:style>
    <style:style style:name="P3" style:family="paragraph" style:parent-style-name="Text_20_body">
      <style:text-properties officeooo:rsid="002c9fbe" officeooo:paragraph-rsid="002c9fbe"/>
    </style:style>
    <style:style style:name="P4" style:family="paragraph" style:parent-style-name="Text_20_body">
      <style:text-properties officeooo:paragraph-rsid="002d081e"/>
    </style:style>
    <style:style style:name="P5" style:family="paragraph" style:parent-style-name="Text_20_body">
      <style:text-properties officeooo:paragraph-rsid="002e9a7f"/>
    </style:style>
    <style:style style:name="P6" style:family="paragraph" style:parent-style-name="Text_20_body">
      <style:text-properties officeooo:paragraph-rsid="002fce71"/>
    </style:style>
    <style:style style:name="P7" style:family="paragraph" style:parent-style-name="Text_20_body">
      <style:text-properties officeooo:paragraph-rsid="00341bbc"/>
    </style:style>
    <style:style style:name="P8" style:family="paragraph" style:parent-style-name="Text_20_body">
      <style:text-properties officeooo:paragraph-rsid="00382778"/>
    </style:style>
    <style:style style:name="P9" style:family="paragraph" style:parent-style-name="Text_20_body">
      <style:text-properties officeooo:paragraph-rsid="003888ce"/>
    </style:style>
    <style:style style:name="P10" style:family="paragraph" style:parent-style-name="Text_20_body">
      <style:paragraph-properties fo:text-align="justify" style:justify-single-word="false"/>
      <style:text-properties officeooo:paragraph-rsid="003888ce"/>
    </style:style>
    <style:style style:name="P11" style:family="paragraph" style:parent-style-name="Text_20_body">
      <style:paragraph-properties fo:text-align="justify" style:justify-single-word="false"/>
      <style:text-properties officeooo:paragraph-rsid="003af9e3"/>
    </style:style>
    <style:style style:name="P12" style:family="paragraph" style:parent-style-name="Text_20_body">
      <style:paragraph-properties fo:text-align="justify" style:justify-single-word="false"/>
      <style:text-properties officeooo:paragraph-rsid="003f3e6f"/>
    </style:style>
    <style:style style:name="P13" style:family="paragraph" style:parent-style-name="Text_20_body">
      <style:paragraph-properties fo:text-align="justify" style:justify-single-word="false"/>
      <style:text-properties officeooo:paragraph-rsid="0043da8d"/>
    </style:style>
    <style:style style:name="P14" style:family="paragraph" style:parent-style-name="Text_20_body">
      <style:paragraph-properties fo:text-align="justify" style:justify-single-word="false"/>
      <style:text-properties officeooo:paragraph-rsid="0049d25b"/>
    </style:style>
    <style:style style:name="P15" style:family="paragraph" style:parent-style-name="Text_20_body">
      <style:paragraph-properties fo:text-align="justify" style:justify-single-word="false"/>
      <style:text-properties officeooo:paragraph-rsid="004c77e1"/>
    </style:style>
    <style:style style:name="P16" style:family="paragraph" style:parent-style-name="Text_20_body">
      <style:paragraph-properties fo:text-align="justify" style:justify-single-word="false"/>
      <style:text-properties officeooo:paragraph-rsid="005b4b3d"/>
    </style:style>
    <style:style style:name="P17" style:family="paragraph" style:parent-style-name="Text_20_body">
      <style:paragraph-properties fo:text-align="justify" style:justify-single-word="false"/>
      <style:text-properties officeooo:paragraph-rsid="0063971f"/>
    </style:style>
    <style:style style:name="P18" style:family="paragraph" style:parent-style-name="Text_20_body">
      <style:paragraph-properties fo:text-align="justify" style:justify-single-word="false"/>
      <style:text-properties officeooo:paragraph-rsid="0064449a"/>
    </style:style>
    <style:style style:name="P19" style:family="paragraph" style:parent-style-name="Text_20_body">
      <style:paragraph-properties fo:text-align="justify" style:justify-single-word="false"/>
      <style:text-properties officeooo:paragraph-rsid="006576a3"/>
    </style:style>
    <style:style style:name="P20" style:family="paragraph" style:parent-style-name="Text_20_body">
      <style:text-properties officeooo:paragraph-rsid="0043f202"/>
    </style:style>
    <style:style style:name="P21" style:family="paragraph" style:parent-style-name="Text_20_body">
      <style:text-properties officeooo:paragraph-rsid="0046056a"/>
    </style:style>
    <style:style style:name="P22" style:family="paragraph" style:parent-style-name="Text_20_body">
      <style:paragraph-properties fo:text-align="justify" style:justify-single-word="false"/>
      <style:text-properties officeooo:rsid="005508f2" officeooo:paragraph-rsid="005508f2"/>
    </style:style>
    <style:style style:name="P23" style:family="paragraph" style:parent-style-name="Text_20_body">
      <style:text-properties officeooo:paragraph-rsid="002ad62d"/>
    </style:style>
    <style:style style:name="P24" style:family="paragraph" style:parent-style-name="Text_20_body">
      <style:text-properties officeooo:paragraph-rsid="005508f2"/>
    </style:style>
    <style:style style:name="P25" style:family="paragraph" style:parent-style-name="Text_20_body">
      <style:text-properties officeooo:paragraph-rsid="00619226"/>
    </style:style>
    <style:style style:name="P26" style:family="paragraph" style:parent-style-name="Text_20_body">
      <style:text-properties officeooo:paragraph-rsid="0066ab2d"/>
    </style:style>
    <style:style style:name="P27" style:family="paragraph" style:parent-style-name="Text_20_body">
      <style:paragraph-properties fo:margin-top="0cm" fo:margin-bottom="0cm" loext:contextual-spacing="false"/>
      <style:text-properties officeooo:rsid="002ad62d" officeooo:paragraph-rsid="002ad62d"/>
    </style:style>
    <style:style style:name="P28" style:family="paragraph" style:parent-style-name="Text_20_body">
      <style:paragraph-properties fo:margin-top="0cm" fo:margin-bottom="0cm" loext:contextual-spacing="false" fo:text-align="justify" style:justify-single-word="false"/>
      <style:text-properties officeooo:rsid="0048f146" officeooo:paragraph-rsid="004c77e1"/>
    </style:style>
    <style:style style:name="P29" style:family="paragraph" style:parent-style-name="Text_20_body">
      <style:paragraph-properties fo:margin-top="0cm" fo:margin-bottom="0cm" loext:contextual-spacing="false" fo:text-align="justify" style:justify-single-word="false"/>
      <style:text-properties officeooo:rsid="0048f146" officeooo:paragraph-rsid="004ed6de"/>
    </style:style>
    <style:style style:name="P30" style:family="paragraph" style:parent-style-name="Text_20_body">
      <style:paragraph-properties fo:margin-top="0cm" fo:margin-bottom="0cm" loext:contextual-spacing="false" fo:text-align="justify" style:justify-single-word="false"/>
      <style:text-properties officeooo:paragraph-rsid="0048f146"/>
    </style:style>
    <style:style style:name="P31" style:family="paragraph" style:parent-style-name="Text_20_body">
      <style:paragraph-properties fo:margin-top="0cm" fo:margin-bottom="0cm" loext:contextual-spacing="false" fo:text-align="justify" style:justify-single-word="false"/>
      <style:text-properties officeooo:paragraph-rsid="005d2436"/>
    </style:style>
    <style:style style:name="P32" style:family="paragraph" style:parent-style-name="Text_20_body">
      <style:paragraph-properties fo:margin-top="0cm" fo:margin-bottom="0cm" loext:contextual-spacing="false" fo:text-align="justify" style:justify-single-word="false"/>
      <style:text-properties officeooo:rsid="00514208" officeooo:paragraph-rsid="00514208"/>
    </style:style>
    <style:style style:name="P33" style:family="paragraph" style:parent-style-name="Illustration">
      <style:paragraph-properties fo:margin-top="0cm" fo:margin-bottom="0cm" loext:contextual-spacing="false" fo:text-align="center" style:justify-single-word="false"/>
      <style:text-properties officeooo:rsid="0048f146" officeooo:paragraph-rsid="004c77e1"/>
    </style:style>
    <style:style style:name="P34" style:family="paragraph" style:parent-style-name="Illustration">
      <style:paragraph-properties fo:margin-top="0cm" fo:margin-bottom="0cm" loext:contextual-spacing="false" fo:text-align="center" style:justify-single-word="false"/>
      <style:text-properties officeooo:rsid="0048f146" officeooo:paragraph-rsid="004ed6de"/>
    </style:style>
    <style:style style:name="P35" style:family="paragraph" style:parent-style-name="Illustration">
      <style:paragraph-properties fo:margin-top="0cm" fo:margin-bottom="0cm" loext:contextual-spacing="false" fo:text-align="center" style:justify-single-word="false"/>
      <style:text-properties officeooo:rsid="0048f146" officeooo:paragraph-rsid="00514208"/>
    </style:style>
    <style:style style:name="P36" style:family="paragraph" style:parent-style-name="Illustration">
      <style:paragraph-properties fo:margin-top="0cm" fo:margin-bottom="0cm" loext:contextual-spacing="false" fo:text-align="center" style:justify-single-word="false" fo:break-before="page"/>
      <style:text-properties officeooo:rsid="0048f146" officeooo:paragraph-rsid="00514208"/>
    </style:style>
    <style:style style:name="P37" style:family="paragraph" style:parent-style-name="Illustration">
      <style:paragraph-properties fo:margin-top="0cm" fo:margin-bottom="0cm" loext:contextual-spacing="false" fo:text-align="center" style:justify-single-word="false" fo:break-before="page"/>
      <style:text-properties officeooo:paragraph-rsid="005ea679"/>
    </style:style>
    <style:style style:name="P38" style:family="paragraph" style:parent-style-name="Text_20_body">
      <style:paragraph-properties fo:break-before="page"/>
      <style:text-properties officeooo:paragraph-rsid="0037c714"/>
    </style:style>
    <style:style style:name="P39" style:family="paragraph" style:parent-style-name="Text_20_body">
      <style:paragraph-properties fo:break-before="page"/>
      <style:text-properties officeooo:rsid="0048f146" officeooo:paragraph-rsid="0048f146"/>
    </style:style>
    <style:style style:name="P40" style:family="paragraph" style:parent-style-name="Text_20_body">
      <style:paragraph-properties fo:text-align="justify" style:justify-single-word="false" fo:break-before="page"/>
      <style:text-properties officeooo:rsid="005508f2" officeooo:paragraph-rsid="005508f2"/>
    </style:style>
    <style:style style:name="P41" style:family="paragraph" style:parent-style-name="Text_20_body">
      <style:paragraph-properties fo:break-before="page"/>
      <style:text-properties officeooo:paragraph-rsid="0066ab2d"/>
    </style:style>
    <style:style style:name="P42" style:family="paragraph" style:parent-style-name="Illustration">
      <style:paragraph-properties fo:text-align="center" style:justify-single-word="false" fo:break-before="page"/>
      <style:text-properties officeooo:paragraph-rsid="003af9e3"/>
    </style:style>
    <style:style style:name="P43" style:family="paragraph" style:parent-style-name="Illustration">
      <style:paragraph-properties fo:text-align="center" style:justify-single-word="false" fo:break-before="page"/>
      <style:text-properties officeooo:paragraph-rsid="0043da8d"/>
    </style:style>
    <style:style style:name="P44" style:family="paragraph" style:parent-style-name="Illustration">
      <style:paragraph-properties fo:text-align="center" style:justify-single-word="false" fo:break-before="page"/>
      <style:text-properties officeooo:paragraph-rsid="006576a3"/>
    </style:style>
    <style:style style:name="P45" style:family="paragraph" style:parent-style-name="Text_20_body">
      <style:paragraph-properties fo:margin-top="0cm" fo:margin-bottom="0.101cm" loext:contextual-spacing="false"/>
      <style:text-properties officeooo:paragraph-rsid="003af9e3"/>
    </style:style>
    <style:style style:name="P46" style:family="paragraph" style:parent-style-name="Illustration">
      <style:paragraph-properties fo:text-align="center" style:justify-single-word="false"/>
    </style:style>
    <style:style style:name="P47" style:family="paragraph" style:parent-style-name="Illustration">
      <style:paragraph-properties fo:text-align="center" style:justify-single-word="false"/>
      <style:text-properties officeooo:paragraph-rsid="003888ce"/>
    </style:style>
    <style:style style:name="P48" style:family="paragraph" style:parent-style-name="Illustration">
      <style:paragraph-properties fo:text-align="center" style:justify-single-word="false"/>
      <style:text-properties officeooo:paragraph-rsid="003af9e3"/>
    </style:style>
    <style:style style:name="P49" style:family="paragraph" style:parent-style-name="Illustration">
      <style:paragraph-properties fo:text-align="center" style:justify-single-word="false"/>
      <style:text-properties officeooo:paragraph-rsid="0049d25b"/>
    </style:style>
    <style:style style:name="P50" style:family="paragraph" style:parent-style-name="Illustration">
      <style:paragraph-properties fo:text-align="center" style:justify-single-word="false"/>
      <style:text-properties officeooo:rsid="0048f146" officeooo:paragraph-rsid="0048f146"/>
    </style:style>
    <style:style style:name="P51" style:family="paragraph" style:parent-style-name="Illustration">
      <style:paragraph-properties fo:text-align="center" style:justify-single-word="false"/>
      <style:text-properties officeooo:rsid="002ad62d" officeooo:paragraph-rsid="005508f2"/>
    </style:style>
    <style:style style:name="P52" style:family="paragraph" style:parent-style-name="Text_20_body">
      <style:paragraph-properties fo:margin-top="0cm" fo:margin-bottom="0.199cm" loext:contextual-spacing="false" fo:text-align="justify" style:justify-single-word="false"/>
      <style:text-properties officeooo:rsid="0048f146" officeooo:paragraph-rsid="004ed6de"/>
    </style:style>
    <style:style style:name="P53" style:family="paragraph" style:parent-style-name="Text_20_body">
      <style:paragraph-properties fo:margin-top="0cm" fo:margin-bottom="0.25cm" loext:contextual-spacing="false" fo:text-align="justify" style:justify-single-word="false"/>
      <style:text-properties officeooo:paragraph-rsid="0066ab2d"/>
    </style:style>
    <style:style style:name="P54" style:family="paragraph" style:parent-style-name="Text_20_body" style:list-style-name="L2">
      <style:text-properties officeooo:paragraph-rsid="0037c714"/>
    </style:style>
    <style:style style:name="P55" style:family="paragraph" style:parent-style-name="Text_20_body" style:list-style-name="L3">
      <style:paragraph-properties fo:text-align="justify" style:justify-single-word="false"/>
      <style:text-properties officeooo:paragraph-rsid="00408c90"/>
    </style:style>
    <style:style style:name="P56" style:family="paragraph" style:parent-style-name="Text_20_body" style:list-style-name="L3">
      <style:paragraph-properties fo:text-align="justify" style:justify-single-word="false"/>
      <style:text-properties officeooo:paragraph-rsid="0040de7a"/>
    </style:style>
    <style:style style:name="P57" style:family="paragraph" style:parent-style-name="Text_20_body" style:list-style-name="L3">
      <style:paragraph-properties fo:text-align="justify" style:justify-single-word="false"/>
      <style:text-properties officeooo:paragraph-rsid="0043da8d"/>
    </style:style>
    <style:style style:name="P58" style:family="paragraph" style:parent-style-name="Text_20_body" style:list-style-name="L5">
      <style:paragraph-properties fo:text-align="justify" style:justify-single-word="false"/>
      <style:text-properties officeooo:paragraph-rsid="0049d25b"/>
    </style:style>
    <style:style style:name="P59" style:family="paragraph" style:parent-style-name="Text_20_body" style:list-style-name="L11">
      <style:paragraph-properties fo:text-align="justify" style:justify-single-word="false"/>
      <style:text-properties officeooo:paragraph-rsid="0064449a"/>
    </style:style>
    <style:style style:name="P60" style:family="paragraph" style:parent-style-name="Text_20_body">
      <style:paragraph-properties fo:text-align="justify" style:justify-single-word="false"/>
      <style:text-properties officeooo:paragraph-rsid="006c2661"/>
    </style:style>
    <style:style style:name="P61" style:family="paragraph" style:parent-style-name="Text_20_body" style:list-style-name="L13">
      <style:paragraph-properties fo:text-align="justify" style:justify-single-word="false"/>
      <style:text-properties officeooo:paragraph-rsid="006c2661"/>
    </style:style>
    <style:style style:name="P62" style:family="paragraph" style:parent-style-name="Text_20_body" style:list-style-name="L4">
      <style:text-properties officeooo:rsid="0048f146" officeooo:paragraph-rsid="0048f146"/>
    </style:style>
    <style:style style:name="P63" style:family="paragraph" style:parent-style-name="Text_20_body" style:list-style-name="L1">
      <style:paragraph-properties fo:margin-top="0cm" fo:margin-bottom="0.101cm" loext:contextual-spacing="false"/>
      <style:text-properties officeooo:paragraph-rsid="002fce71"/>
    </style:style>
    <style:style style:name="P64" style:family="paragraph" style:parent-style-name="Text_20_body" style:list-style-name="L1">
      <style:paragraph-properties fo:margin-top="0cm" fo:margin-bottom="0.101cm" loext:contextual-spacing="false"/>
      <style:text-properties officeooo:paragraph-rsid="00331fd4"/>
    </style:style>
    <style:style style:name="P65" style:family="paragraph" style:parent-style-name="Text_20_body" style:list-style-name="L7">
      <style:paragraph-properties fo:margin-top="0cm" fo:margin-bottom="0.101cm" loext:contextual-spacing="false" fo:text-align="justify" style:justify-single-word="false"/>
      <style:text-properties officeooo:rsid="0048f146" officeooo:paragraph-rsid="004ed6de"/>
    </style:style>
    <style:style style:name="P66" style:family="paragraph" style:parent-style-name="Text_20_body" style:list-style-name="L8">
      <style:paragraph-properties fo:margin-top="0cm" fo:margin-bottom="0.101cm" loext:contextual-spacing="false" fo:text-align="justify" style:justify-single-word="false"/>
      <style:text-properties officeooo:rsid="0048f146" officeooo:paragraph-rsid="004ed6de"/>
    </style:style>
    <style:style style:name="P67" style:family="paragraph" style:parent-style-name="Text_20_body" style:list-style-name="L4">
      <style:paragraph-properties fo:margin-top="0cm" fo:margin-bottom="0cm" loext:contextual-spacing="false"/>
      <style:text-properties officeooo:rsid="0048f146" officeooo:paragraph-rsid="0048f146"/>
    </style:style>
    <style:style style:name="P68" style:family="paragraph" style:parent-style-name="Text_20_body" style:list-style-name="L6">
      <style:paragraph-properties fo:margin-top="0cm" fo:margin-bottom="0cm" loext:contextual-spacing="false" fo:text-align="justify" style:justify-single-word="false"/>
      <style:text-properties officeooo:rsid="0048f146" officeooo:paragraph-rsid="004d133d"/>
    </style:style>
    <style:style style:name="P69" style:family="paragraph" style:parent-style-name="Text_20_body" style:list-style-name="L5">
      <style:paragraph-properties fo:margin-top="0cm" fo:margin-bottom="0cm" loext:contextual-spacing="false" fo:text-align="justify" style:justify-single-word="false"/>
      <style:text-properties officeooo:paragraph-rsid="0049d25b"/>
    </style:style>
    <style:style style:name="P70" style:family="paragraph" style:parent-style-name="Text_20_body" style:list-style-name="L9">
      <style:paragraph-properties fo:margin-top="0cm" fo:margin-bottom="0cm" loext:contextual-spacing="false" fo:text-align="justify" style:justify-single-word="false"/>
      <style:text-properties officeooo:paragraph-rsid="005d2436"/>
    </style:style>
    <style:style style:name="P71" style:family="paragraph" style:parent-style-name="Text_20_body" style:list-style-name="L10">
      <style:paragraph-properties fo:margin-top="0cm" fo:margin-bottom="0cm" loext:contextual-spacing="false" fo:text-align="justify" style:justify-single-word="false"/>
      <style:text-properties officeooo:paragraph-rsid="005d2436"/>
    </style:style>
    <style:style style:name="P72" style:family="paragraph" style:parent-style-name="Text_20_body" style:list-style-name="L10">
      <style:paragraph-properties fo:margin-top="0cm" fo:margin-bottom="0cm" loext:contextual-spacing="false" fo:text-align="justify" style:justify-single-word="false"/>
      <style:text-properties officeooo:paragraph-rsid="005e61f5"/>
    </style:style>
    <style:style style:name="P73" style:family="paragraph" style:parent-style-name="Text_20_body" style:list-style-name="L12">
      <style:paragraph-properties fo:margin-top="0cm" fo:margin-bottom="0cm" loext:contextual-spacing="false"/>
      <style:text-properties officeooo:paragraph-rsid="0066ab2d"/>
    </style:style>
    <style:style style:name="P74" style:family="paragraph" style:parent-style-name="Text_20_body">
      <style:paragraph-properties fo:margin-top="0cm" fo:margin-bottom="0.25cm" loext:contextual-spacing="false"/>
      <style:text-properties officeooo:paragraph-rsid="006ac320"/>
    </style:style>
    <style:style style:name="P75" style:family="paragraph" style:parent-style-name="Text_20_body">
      <style:paragraph-properties fo:text-align="justify" style:justify-single-word="false" fo:break-before="page"/>
      <style:text-properties officeooo:paragraph-rsid="006c2661"/>
    </style:style>
    <style:style style:name="P76" style:family="paragraph" style:parent-style-name="Heading_20_1">
      <style:text-properties officeooo:rsid="002ad62d" officeooo:paragraph-rsid="002ad62d"/>
    </style:style>
    <style:style style:name="P77" style:family="paragraph" style:parent-style-name="Heading_20_2">
      <style:text-properties officeooo:rsid="0054239b" officeooo:paragraph-rsid="0054239b"/>
    </style:style>
    <style:style style:name="P78" style:family="paragraph" style:parent-style-name="Heading_20_2">
      <style:text-properties officeooo:paragraph-rsid="0054239b"/>
    </style:style>
    <style:style style:name="P79" style:family="paragraph" style:parent-style-name="Heading_20_3" style:list-style-name=""/>
    <style:style style:name="P80" style:family="paragraph" style:parent-style-name="Heading_20_3">
      <style:text-properties officeooo:paragraph-rsid="003888ce"/>
    </style:style>
    <style:style style:name="P81" style:family="paragraph" style:parent-style-name="Heading_20_3">
      <style:text-properties officeooo:paragraph-rsid="003cf79e"/>
    </style:style>
    <style:style style:name="P82" style:family="paragraph" style:parent-style-name="Heading_20_3">
      <style:text-properties officeooo:paragraph-rsid="0043f202"/>
    </style:style>
    <style:style style:name="P83" style:family="paragraph" style:parent-style-name="Heading_20_3">
      <style:text-properties officeooo:paragraph-rsid="004ed6de"/>
    </style:style>
    <style:style style:name="P84" style:family="paragraph" style:parent-style-name="Heading_20_3">
      <style:paragraph-properties fo:break-before="page"/>
    </style:style>
    <style:style style:name="P85" style:family="paragraph" style:parent-style-name="Heading_20_3">
      <style:paragraph-properties fo:break-before="page"/>
      <style:text-properties officeooo:paragraph-rsid="003888ce"/>
    </style:style>
    <style:style style:name="P86" style:family="paragraph" style:parent-style-name="Heading_20_3">
      <style:paragraph-properties fo:break-before="page"/>
      <style:text-properties officeooo:paragraph-rsid="0048f146"/>
    </style:style>
    <style:style style:name="P87" style:family="paragraph" style:parent-style-name="Heading_20_3">
      <style:paragraph-properties fo:break-before="page"/>
      <style:text-properties officeooo:paragraph-rsid="004bf42f"/>
    </style:style>
    <style:style style:name="P88" style:family="paragraph" style:parent-style-name="Heading_20_3">
      <style:paragraph-properties fo:break-before="page"/>
      <style:text-properties officeooo:paragraph-rsid="004c77e1"/>
    </style:style>
    <style:style style:name="P89" style:family="paragraph" style:parent-style-name="Heading_20_3">
      <style:paragraph-properties fo:break-before="page"/>
      <style:text-properties officeooo:paragraph-rsid="005ffc64"/>
    </style:style>
    <style:style style:name="P90" style:family="paragraph" style:parent-style-name="Illustration">
      <style:paragraph-properties fo:margin-top="0cm" fo:margin-bottom="0.25cm" loext:contextual-spacing="false" fo:text-align="center" style:justify-single-word="false"/>
      <style:text-properties officeooo:paragraph-rsid="006c2661"/>
    </style:style>
    <style:style style:name="T1" style:family="text">
      <style:text-properties fo:font-size="10pt" style:font-size-asian="10pt" style:font-size-complex="10pt"/>
    </style:style>
    <style:style style:name="T2" style:family="text">
      <style:text-properties fo:font-size="10pt" officeooo:rsid="002d081e" style:font-size-asian="10pt" style:font-size-complex="10pt"/>
    </style:style>
    <style:style style:name="T3" style:family="text">
      <style:text-properties fo:font-size="10pt" officeooo:rsid="002e9a7f" style:font-size-asian="10pt" style:font-size-complex="10pt"/>
    </style:style>
    <style:style style:name="T4" style:family="text">
      <style:text-properties fo:font-size="10pt" officeooo:rsid="002fce71" style:font-size-asian="10pt" style:font-size-complex="10pt"/>
    </style:style>
    <style:style style:name="T5" style:family="text">
      <style:text-properties fo:font-size="10pt" officeooo:rsid="00313c05" style:font-size-asian="10pt" style:font-size-complex="10pt"/>
    </style:style>
    <style:style style:name="T6" style:family="text">
      <style:text-properties fo:font-size="10pt" officeooo:rsid="003888ce" style:font-size-asian="10pt" style:font-size-complex="10pt"/>
    </style:style>
    <style:style style:name="T7" style:family="text">
      <style:text-properties fo:font-size="10pt" officeooo:rsid="003f3e6f" style:font-size-asian="10pt" style:font-size-complex="10pt"/>
    </style:style>
    <style:style style:name="T8" style:family="text">
      <style:text-properties fo:font-size="10pt" officeooo:rsid="00441674" style:font-size-asian="10pt" style:font-size-complex="10pt"/>
    </style:style>
    <style:style style:name="T9" style:family="text">
      <style:text-properties officeooo:rsid="002ad62d"/>
    </style:style>
    <style:style style:name="T10" style:family="text">
      <style:text-properties officeooo:rsid="002c009b"/>
    </style:style>
    <style:style style:name="T11" style:family="text">
      <style:text-properties officeooo:rsid="002d081e"/>
    </style:style>
    <style:style style:name="T12" style:family="text">
      <style:text-properties style:font-name="Liberation Serif" officeooo:rsid="002d081e"/>
    </style:style>
    <style:style style:name="T13" style:family="text">
      <style:text-properties style:font-name="Liberation Serif" officeooo:rsid="002fce71"/>
    </style:style>
    <style:style style:name="T14" style:family="text">
      <style:text-properties style:font-name="Liberation Serif" officeooo:rsid="00331fd4"/>
    </style:style>
    <style:style style:name="T15" style:family="text">
      <style:text-properties style:font-name="Liberation Serif" officeooo:rsid="003af9e3"/>
    </style:style>
    <style:style style:name="T16" style:family="text">
      <style:text-properties style:font-name="Liberation Serif" officeooo:rsid="003daeb5"/>
    </style:style>
    <style:style style:name="T17" style:family="text">
      <style:text-properties style:font-name="Liberation Serif" fo:font-size="12pt" style:font-size-asian="10.5pt" style:font-size-complex="12pt"/>
    </style:style>
    <style:style style:name="T18" style:family="text">
      <style:text-properties style:font-name="Liberation Serif" fo:font-size="12pt" officeooo:rsid="0037c714" style:font-size-asian="10.5pt" style:font-size-complex="12pt"/>
    </style:style>
    <style:style style:name="T19" style:family="text">
      <style:text-properties style:font-name="Liberation Serif" fo:font-size="12pt" officeooo:rsid="00382778" style:font-size-asian="10.5pt" style:font-size-complex="12pt"/>
    </style:style>
    <style:style style:name="T20" style:family="text">
      <style:text-properties style:font-name="Liberation Serif" fo:font-size="12pt" officeooo:rsid="003888ce" style:font-size-asian="10.5pt" style:font-size-complex="12pt"/>
    </style:style>
    <style:style style:name="T21" style:family="text">
      <style:text-properties style:font-name="Liberation Serif" fo:font-size="12pt" officeooo:rsid="003af9e3" style:font-size-asian="10.5pt" style:font-size-complex="12pt"/>
    </style:style>
    <style:style style:name="T22" style:family="text">
      <style:text-properties style:font-name="Liberation Serif" fo:font-size="12pt" officeooo:rsid="003f3e6f" style:font-size-asian="10.5pt" style:font-size-complex="12pt"/>
    </style:style>
    <style:style style:name="T23" style:family="text">
      <style:text-properties style:font-name="Liberation Serif" fo:font-size="12pt" officeooo:rsid="00408c90" style:font-size-asian="10.5pt" style:font-size-complex="12pt"/>
    </style:style>
    <style:style style:name="T24" style:family="text">
      <style:text-properties style:font-name="Liberation Serif" fo:font-size="12pt" officeooo:rsid="0040de7a" style:font-size-asian="10.5pt" style:font-size-complex="12pt"/>
    </style:style>
    <style:style style:name="T25" style:family="text">
      <style:text-properties style:font-name="Liberation Serif" fo:font-size="12pt" officeooo:rsid="0043da8d" style:font-size-asian="10.5pt" style:font-size-complex="12pt"/>
    </style:style>
    <style:style style:name="T26" style:family="text">
      <style:text-properties style:font-name="Liberation Serif" fo:font-size="12pt" officeooo:rsid="0043f202" style:font-size-asian="10.5pt" style:font-size-complex="12pt"/>
    </style:style>
    <style:style style:name="T27" style:family="text">
      <style:text-properties style:font-name="Liberation Serif" fo:font-size="12pt" officeooo:rsid="0048f146" style:font-size-asian="10.5pt" style:font-size-complex="12pt"/>
    </style:style>
    <style:style style:name="T28" style:family="text">
      <style:text-properties style:font-name="Liberation Serif" fo:font-size="12pt" officeooo:rsid="0049d25b" style:font-size-asian="10.5pt" style:font-size-complex="12pt"/>
    </style:style>
    <style:style style:name="T29" style:family="text">
      <style:text-properties style:font-name="Liberation Serif" fo:font-size="12pt" officeooo:rsid="004c77e1" style:font-size-asian="10.5pt" style:font-size-complex="12pt"/>
    </style:style>
    <style:style style:name="T30" style:family="text">
      <style:text-properties style:font-name="Liberation Serif" fo:font-size="12pt" officeooo:rsid="004bf42f" style:font-size-asian="10.5pt" style:font-size-complex="12pt"/>
    </style:style>
    <style:style style:name="T31" style:family="text">
      <style:text-properties style:font-name="Liberation Serif" fo:font-size="12pt" officeooo:rsid="004d133d" style:font-size-asian="10.5pt" style:font-size-complex="12pt"/>
    </style:style>
    <style:style style:name="T32" style:family="text">
      <style:text-properties style:font-name="Liberation Serif" fo:font-size="12pt" officeooo:rsid="004ed6de" style:font-size-asian="10.5pt" style:font-size-complex="12pt"/>
    </style:style>
    <style:style style:name="T33" style:family="text">
      <style:text-properties style:font-name="Liberation Serif" fo:font-size="12pt" officeooo:rsid="00507932" style:font-size-asian="10.5pt" style:font-size-complex="12pt"/>
    </style:style>
    <style:style style:name="T34" style:family="text">
      <style:text-properties style:font-name="Liberation Serif" fo:font-size="12pt" officeooo:rsid="00514208" style:font-size-asian="10.5pt" style:font-size-complex="12pt"/>
    </style:style>
    <style:style style:name="T35" style:family="text">
      <style:text-properties style:font-name="Liberation Serif" fo:font-size="12pt" officeooo:rsid="005508f2" style:font-size-asian="10.5pt" style:font-size-complex="12pt"/>
    </style:style>
    <style:style style:name="T36" style:family="text">
      <style:text-properties style:font-name="Liberation Serif" fo:font-size="12pt" officeooo:rsid="0057f6da" style:font-size-asian="10.5pt" style:font-size-complex="12pt"/>
    </style:style>
    <style:style style:name="T37" style:family="text">
      <style:text-properties style:font-name="Liberation Serif" fo:font-size="12pt" officeooo:rsid="00595962" style:font-size-asian="10.5pt" style:font-size-complex="12pt"/>
    </style:style>
    <style:style style:name="T38" style:family="text">
      <style:text-properties style:font-name="Liberation Serif" fo:font-size="12pt" officeooo:rsid="005b4b3d" style:font-size-asian="10.5pt" style:font-size-complex="12pt"/>
    </style:style>
    <style:style style:name="T39" style:family="text">
      <style:text-properties style:font-name="Liberation Serif" fo:font-size="12pt" officeooo:rsid="005d2436" style:font-size-asian="10.5pt" style:font-size-complex="12pt"/>
    </style:style>
    <style:style style:name="T40" style:family="text">
      <style:text-properties style:font-name="Liberation Serif" fo:font-size="12pt" officeooo:rsid="005e61f5" style:font-size-asian="10.5pt" style:font-size-complex="12pt"/>
    </style:style>
    <style:style style:name="T41" style:family="text">
      <style:text-properties style:font-name="Liberation Serif" fo:font-size="12pt" officeooo:rsid="005ea679" style:font-size-asian="10.5pt" style:font-size-complex="12pt"/>
    </style:style>
    <style:style style:name="T42" style:family="text">
      <style:text-properties style:font-name="Liberation Serif" fo:font-size="12pt" officeooo:rsid="005ffc64" style:font-size-asian="10.5pt" style:font-size-complex="12pt"/>
    </style:style>
    <style:style style:name="T43" style:family="text">
      <style:text-properties style:font-name="Liberation Serif" fo:font-size="12pt" officeooo:rsid="00619226" style:font-size-asian="10.5pt" style:font-size-complex="12pt"/>
    </style:style>
    <style:style style:name="T44" style:family="text">
      <style:text-properties style:font-name="Liberation Serif" fo:font-size="12pt" officeooo:rsid="0063971f" style:font-size-asian="10.5pt" style:font-size-complex="12pt"/>
    </style:style>
    <style:style style:name="T45" style:family="text">
      <style:text-properties style:font-name="Liberation Serif" fo:font-size="12pt" officeooo:rsid="00641622" style:font-size-asian="10.5pt" style:font-size-complex="12pt"/>
    </style:style>
    <style:style style:name="T46" style:family="text">
      <style:text-properties style:font-name="Liberation Serif" fo:font-size="12pt" officeooo:rsid="0064449a" style:font-size-asian="10.5pt" style:font-size-complex="12pt"/>
    </style:style>
    <style:style style:name="T47" style:family="text">
      <style:text-properties style:font-name="Liberation Serif" fo:font-size="12pt" officeooo:rsid="006498e7" style:font-size-asian="10.5pt" style:font-size-complex="12pt"/>
    </style:style>
    <style:style style:name="T48" style:family="text">
      <style:text-properties style:font-name="Liberation Serif" fo:font-size="12pt" officeooo:rsid="006576a3" style:font-size-asian="10.5pt" style:font-size-complex="12pt"/>
    </style:style>
    <style:style style:name="T49" style:family="text">
      <style:text-properties style:font-name="Liberation Serif" fo:font-size="12pt" officeooo:rsid="0066ab2d" style:font-size-asian="10.5pt" style:font-size-complex="12pt"/>
    </style:style>
    <style:style style:name="T50" style:family="text">
      <style:text-properties style:font-name="Liberation Serif" fo:font-size="12pt" officeooo:rsid="00691b1e" style:font-size-asian="10.5pt" style:font-size-complex="12pt"/>
    </style:style>
    <style:style style:name="T51" style:family="text">
      <style:text-properties style:font-name="Liberation Serif" fo:font-size="12pt" officeooo:rsid="006ac320" style:font-size-asian="10.5pt" style:font-size-complex="12pt"/>
    </style:style>
    <style:style style:name="T52" style:family="text">
      <style:text-properties style:font-name="Liberation Serif" fo:font-size="12pt" officeooo:rsid="006c2661" style:font-size-asian="10.5pt" style:font-size-complex="12pt"/>
    </style:style>
    <style:style style:name="T53" style:family="text">
      <style:text-properties style:font-name="Liberation Serif" fo:font-size="12pt" officeooo:rsid="005508f2" style:font-size-asian="12pt" style:font-size-complex="12pt"/>
    </style:style>
    <style:style style:name="T54" style:family="text">
      <style:text-properties style:font-name="Liberation Serif" officeooo:rsid="00341bbc"/>
    </style:style>
    <style:style style:name="T55" style:family="text">
      <style:text-properties style:font-name="Liberation Serif" officeooo:rsid="0036008b"/>
    </style:style>
    <style:style style:name="T56" style:family="text">
      <style:text-properties style:font-name="Liberation Serif" fo:font-size="10pt" officeooo:rsid="003888ce" style:font-size-asian="10pt" style:font-size-complex="10pt"/>
    </style:style>
    <style:style style:name="T57" style:family="text">
      <style:text-properties style:font-name="Liberation Sans" officeooo:rsid="002fce71"/>
    </style:style>
    <style:style style:name="T58" style:family="text">
      <style:text-properties style:font-name="Liberation Sans" officeooo:rsid="00341bbc"/>
    </style:style>
    <style:style style:name="T59" style:family="text">
      <style:text-properties style:font-name="Liberation Sans" officeooo:rsid="0037c714"/>
    </style:style>
    <style:style style:name="T60" style:family="text">
      <style:text-properties style:font-name="Liberation Sans" fo:font-size="14.1000003814697pt" officeooo:rsid="0037c714" style:font-size-asian="14.1000003814697pt" style:font-size-complex="14.1000003814697pt"/>
    </style:style>
    <style:style style:name="T61" style:family="text">
      <style:text-properties style:font-name="Liberation Sans" fo:font-size="14.1000003814697pt" officeooo:rsid="003888ce" style:font-size-asian="14.1000003814697pt" style:font-size-complex="14.1000003814697pt"/>
    </style:style>
    <style:style style:name="T62" style:family="text">
      <style:text-properties style:font-name="Liberation Sans" fo:font-size="14.1000003814697pt" officeooo:rsid="0057f6da" style:font-size-asian="14.1000003814697pt" style:font-size-complex="14.1000003814697pt"/>
    </style:style>
    <style:style style:name="T63" style:family="text">
      <style:text-properties style:font-name="Liberation Sans" fo:font-size="14.1000003814697pt" officeooo:rsid="00595962" style:font-size-asian="14.1000003814697pt" style:font-size-complex="14.1000003814697pt"/>
    </style:style>
    <style:style style:name="T64" style:family="text">
      <style:text-properties style:font-name="Liberation Sans" fo:font-size="14.1000003814697pt" officeooo:rsid="005ffc64" style:font-size-asian="14.1000003814697pt" style:font-size-complex="14.1000003814697pt"/>
    </style:style>
    <style:style style:name="T65" style:family="text">
      <style:text-properties style:font-name="Liberation Sans" fo:font-size="14.1000003814697pt" officeooo:rsid="003cf79e" style:font-size-asian="12.3000001907349pt" style:font-size-complex="14.1000003814697pt"/>
    </style:style>
    <style:style style:name="T66" style:family="text">
      <style:text-properties style:font-name="Liberation Sans" fo:font-size="14.1000003814697pt" officeooo:rsid="0043f202" style:font-size-asian="12.3000001907349pt" style:font-size-complex="14.1000003814697pt"/>
    </style:style>
    <style:style style:name="T67" style:family="text">
      <style:text-properties style:font-name="Liberation Sans" fo:font-size="14.1000003814697pt" officeooo:rsid="0048f146" style:font-size-asian="12.3000001907349pt" style:font-size-complex="14.1000003814697pt"/>
    </style:style>
    <style:style style:name="T68" style:family="text">
      <style:text-properties style:font-name="Liberation Sans" fo:font-size="14.1000003814697pt" officeooo:rsid="004bf42f" style:font-size-asian="12.3000001907349pt" style:font-size-complex="14.1000003814697pt"/>
    </style:style>
    <style:style style:name="T69" style:family="text">
      <style:text-properties style:font-name="Liberation Sans" fo:font-size="14.1000003814697pt" officeooo:rsid="004c77e1" style:font-size-asian="12.3000001907349pt" style:font-size-complex="14.1000003814697pt"/>
    </style:style>
    <style:style style:name="T70" style:family="text">
      <style:text-properties style:font-name="Liberation Sans" fo:font-size="14.1000003814697pt" officeooo:rsid="004ed6de" style:font-size-asian="12.3000001907349pt" style:font-size-complex="14.1000003814697pt"/>
    </style:style>
    <style:style style:name="T71" style:family="text">
      <style:text-properties style:font-name="Liberation Sans" fo:font-size="14.1000003814697pt" officeooo:rsid="00595962" style:font-size-asian="12.3000001907349pt" style:font-size-complex="14.1000003814697pt"/>
    </style:style>
    <style:style style:name="T72" style:family="text">
      <style:text-properties style:font-name="Liberation Sans" fo:font-size="14.1000003814697pt" fo:font-weight="bold" officeooo:rsid="005508f2" style:font-size-asian="14.1000003814697pt" style:font-weight-asian="bold" style:font-size-complex="14.1000003814697pt" style:font-weight-complex="bold"/>
    </style:style>
    <style:style style:name="T73" style:family="text">
      <style:text-properties style:font-name="Liberation Sans" fo:font-size="14.1000003814697pt" fo:font-weight="bold" officeooo:rsid="0057f6da" style:font-size-asian="14.1000003814697pt" style:font-weight-asian="bold" style:font-size-complex="14.1000003814697pt" style:font-weight-complex="bold"/>
    </style:style>
    <style:style style:name="T74" style:family="text">
      <style:text-properties style:font-name="Liberation Sans" officeooo:rsid="0057f6da"/>
    </style:style>
    <style:style style:name="T75" style:family="text">
      <style:text-properties style:font-name="Liberation Sans" fo:font-size="16.1000003814697pt" officeooo:rsid="005508f2" style:font-size-asian="16.1000003814697pt" style:font-size-complex="16.1000003814697pt"/>
    </style:style>
    <style:style style:name="T76" style:family="text">
      <style:text-properties style:font-name="Liberation Sans" fo:font-size="16.1000003814697pt" officeooo:rsid="0057f6da" style:font-size-asian="16.1000003814697pt" style:font-size-complex="16.1000003814697pt"/>
    </style:style>
    <style:style style:name="T77" style:family="text">
      <style:text-properties fo:font-size="12pt" officeooo:rsid="0037c714" style:font-size-asian="10.5pt" style:font-size-complex="12pt"/>
    </style:style>
    <style:style style:name="T78" style:family="text">
      <style:text-properties officeooo:rsid="0054239b"/>
    </style:style>
    <style:style style:name="T79" style:family="text">
      <style:text-properties officeooo:rsid="005508f2"/>
    </style:style>
    <style:style style:name="T80" style:family="text">
      <style:text-properties officeooo:rsid="00569a0b"/>
    </style:style>
    <style:style style:name="T81" style:family="text">
      <style:text-properties officeooo:rsid="0057f6da"/>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6" text:outline-level="1">III. Szczegóły implementacji sterownika FCL</text:h>
      <text:p text:style-name="P23"/>
      <text:h text:style-name="P77" text:outline-level="2">1. Cel </text:h>
      <text:p text:style-name="P2">Sterownik został opracowany z myślą wykorzystania go w aplikacjach napisanych w języku JAVA. Stanowi on część całości aplikacji <text:span text:style-name="T78">będącej przedmiotem tej pracy. Odpowiada</text:span> za prawidłowe modelowanie struktur na podstawie mod<text:span text:style-name="T79">el</text:span>u Mamdaniego oraz parsowanie dokumentów napisanych w języku FCL. <text:span text:style-name="T78">Wprowadzenie języka FCL w przypadku projektowania aplikacji, w której zastosowanie logiki rozmytej ma uzasadnienie daje możliwość wydzielenia tej części ze standardowego przebiegu projektowania aplikacji. Przykładowy use-case modelowania takiej aplikacji:</text:span></text:p>
      <text:p text:style-name="P51"><text:span text:style-name="Source_20_Text"><text:span text:style-name="T18"/></text:span></text:p>
      <text:p text:style-name="P51"><draw:frame draw:style-name="fr1" draw:name="Obraz12" text:anchor-type="paragraph" svg:x="-0.109cm" svg:y="0.309cm" svg:width="17cm" svg:height="15.653cm" draw:z-index="12"><draw:image xlink:href="../../img/use-case-product-delivery.png" xlink:type="simple" xlink:show="embed" xlink:actuate="onLoad"/></draw:frame><text:span text:style-name="Source_20_Text"><text:span text:style-name="T18">rys. II</text:span></text:span><text:span text:style-name="Source_20_Text"><text:span text:style-name="T35">I</text:span></text:span><text:span text:style-name="Source_20_Text"><text:span text:style-name="T18">.</text:span></text:span><text:span text:style-name="Source_20_Text"><text:span text:style-name="T35">1</text:span></text:span><text:span text:style-name="Source_20_Text"><text:span text:style-name="T18">.</text:span></text:span><text:span text:style-name="Source_20_Text"><text:span text:style-name="T35">1</text:span></text:span><text:span text:style-name="Source_20_Text"><text:span text:style-name="T20">/1</text:span></text:span><text:span text:style-name="Source_20_Text"><text:span text:style-name="T18"> </text:span></text:span><text:span text:style-name="Source_20_Text"><text:span text:style-name="T35">Modelowanie aplikacji z wykorzystaniem FCL</text:span></text:span></text:p>
      <text:p text:style-name="P40">Jak widać, w modelowanie takiej aplikacji można włączyć inżyniera logiki rozmytej, który może zaprojektować osobno część systemu, która daje się „zfuzyfikować”. Co ważniejsze utrzymanie takiego produktu – d<text:span text:style-name="T80">rob</text:span>ne dostrajanie aplikacji pod potrzeby klienta nie wymaga przebudowy całego modułu, jedynie skryptów FCL. <text:span text:style-name="T80">Implementacja takiej aplikacji również zyskuje na czasie, ponieważ zamodelowanie od podstaw algorytmów odpowiadających za obliczenia jest bardzo czasochłonne.</text:span></text:p>
      <text:p text:style-name="P22"/>
      <text:h text:style-name="P78" text:outline-level="2"><text:span text:style-name="T81">2</text:span>. API</text:h>
      <text:h text:style-name="Heading_20_3" text:outline-level="3"><text:span text:style-name="T81">2</text:span>.2 <text:span text:style-name="T9">Wymagania</text:span></text:h>
      <text:p text:style-name="P27">- Środowisko uruchomieniowe Java SE Runtime Enviroment w wersji minimum 8</text:p>
      <text:p text:style-name="P1">- <text:span text:style-name="T10">Plik zawierający bibliotekę fcl.jar</text:span></text:p>
      <text:h text:style-name="Heading_20_3" text:outline-level="3"><text:span text:style-name="T81">2</text:span>.3 <text:span text:style-name="T10">Uruchamianie i wczytywanie skryptów fcl</text:span></text:h>
      <text:p text:style-name="P3"><text:span text:style-name="T11">Tworzenie instancji parsera</text:span> :</text:p>
      <text:p text:style-name="P3"><text:span text:style-name="Source_20_Text"><text:span text:style-name="T1">Parser </text:span></text:span><text:span text:style-name="Source_20_Text"><text:span text:style-name="T2">parser = new Parser (String document);</text:span></text:span></text:p>
      <text:p text:style-name="P4"><text:span text:style-name="Source_20_Text"><text:span text:style-name="T12">Parsowanie danych :</text:span></text:span></text:p>
      <text:p text:style-name="P4"><text:span text:style-name="Source_20_Text"><text:span text:style-name="T2">parser.parse();</text:span></text:span></text:p>
      <text:p text:style-name="P4"><text:span text:style-name="Source_20_Text"><text:span text:style-name="T12">Wyciąganie aplikacji :</text:span></text:span></text:p>
      <text:p text:style-name="P5"><text:span text:style-name="Source_20_Text"><text:span text:style-name="T3">Application application = parser.getApplication();</text:span></text:span></text:p>
      <text:p text:style-name="P6"><text:span text:style-name="Source_20_Text"><text:span text:style-name="T13">Aplikacja jest już gotowa do użycia – wszystkie reguły ustalone w dokumencie FCL są dostępne i odpalane automatycznie przy zmianie wartości zmiennych które znajdują się w ich części przesłanki.</text:span></text:span></text:p>
      <text:p text:style-name="P6"><text:span text:style-name="Source_20_Text"><text:span text:style-name="T13">Ustawianie zmiennych</text:span></text:span></text:p>
      <text:p text:style-name="P6"><text:span text:style-name="Source_20_Text"><text:span text:style-name="T4">application.setValue(&lt;nazwa zmienniej - </text:span></text:span><text:span text:style-name="Source_20_Text"><text:span text:style-name="T5">String</text:span></text:span><text:span text:style-name="Source_20_Text"><text:span text:style-name="T4">&gt;,&lt;wartość double&gt;);</text:span></text:span></text:p>
      <text:p text:style-name="P6"><text:span text:style-name="Source_20_Text"><text:span text:style-name="T13">Po takim ustawieniu odpalą się właściwe dla tej zmiennej reguły i można używać obliczonych wartości zmiennych wyjściowych</text:span></text:span></text:p>
      <text:p text:style-name="P6"><text:span text:style-name="Source_20_Text"><text:span text:style-name="T4">double value = application.getValue(&lt;nazwa zmiennej – </text:span></text:span><text:span text:style-name="Source_20_Text"><text:span text:style-name="T5">String</text:span></text:span><text:span text:style-name="Source_20_Text"><text:span text:style-name="T4">&gt;);</text:span></text:span></text:p>
      <text:h text:style-name="Heading_20_2" text:outline-level="2"><text:span text:style-name="Source_20_Text"><text:span text:style-name="T75"/></text:span></text:h>
      <text:h text:style-name="Heading_20_2" text:outline-level="2"><text:span text:style-name="Source_20_Text"><text:span text:style-name="T76">3</text:span></text:span><text:span text:style-name="Source_20_Text"><text:span text:style-name="T75">. Biblioteka FCL</text:span></text:span></text:h>
      <text:h text:style-name="Heading_20_3" text:outline-level="3"><text:span text:style-name="Source_20_Text"><text:span text:style-name="T73">3</text:span></text:span><text:span text:style-name="Source_20_Text"><text:span text:style-name="T72">.1 Wstęp</text:span></text:span></text:h>
      <text:p text:style-name="P24"><text:span text:style-name="Source_20_Text"><text:span text:style-name="T53">Zadaniem biblioteki jest udostępnienie programistycznego API umożliwiającego ładowanie skryptów FCL oraz korzystanie z wyników ich działania w innej aplikacji.</text:span></text:span></text:p>
      <text:h text:style-name="P79" text:outline-level="3"><text:span text:style-name="Source_20_Text"><text:span text:style-name="T13"/></text:span></text:h>
      <text:h text:style-name="P84" text:outline-level="3"><text:span text:style-name="Source_20_Text"><text:span text:style-name="T74">3</text:span></text:span><text:span text:style-name="Source_20_Text"><text:span text:style-name="T57">.2 Moduły</text:span></text:span></text:h>
      <text:p text:style-name="P6"><text:span text:style-name="Source_20_Text"><text:span text:style-name="T13">Biblioteka dzieli się na następujące moduły :</text:span></text:span></text:p>
      <text:list xml:id="list7382664138693263276" text:style-name="L1">
        <text:list-item>
          <text:p text:style-name="P63"><text:span text:style-name="Source_20_Text"><text:span text:style-name="T14">Moduł główny research.fcl.library</text:span></text:span></text:p>
        </text:list-item>
        <text:list-item>
          <text:p text:style-name="P64"><text:span text:style-name="Source_20_Text"><text:span text:style-name="T14">Moduł parsera research.fcl.library.parser</text:span></text:span></text:p>
        </text:list-item>
        <text:list-item>
          <text:p text:style-name="P64"><text:span text:style-name="Source_20_Text"><text:span text:style-name="T14">Moduł środowiska research.fcl.library.enviroment</text:span></text:span></text:p>
        </text:list-item>
        <text:list-item>
          <text:p text:style-name="P64"><text:span text:style-name="Source_20_Text"><text:span text:style-name="T14">Moduł bloku funkcji research.fcl.library.functionblock</text:span></text:span></text:p>
        </text:list-item>
        <text:list-item>
          <text:p text:style-name="P64"><text:span text:style-name="Source_20_Text"><text:span text:style-name="T14">Moduł zmiennych blokowych research.fcl.library.variable</text:span></text:span><text:span text:style-name="Source_20_Text"><text:span text:style-name="T16">s</text:span></text:span></text:p>
        </text:list-item>
        <text:list-item>
          <text:p text:style-name="P64"><text:span text:style-name="Source_20_Text"><text:span text:style-name="T14">Moduł reguł research.fcl.library.rules</text:span></text:span></text:p>
        </text:list-item>
        <text:list-item>
          <text:p text:style-name="P64"><text:span text:style-name="Source_20_Text"><text:span text:style-name="T14">Moduł termów research.fcl.library.terms</text:span></text:span></text:p>
        </text:list-item>
        <text:list-item>
          <text:p text:style-name="P64"><text:span text:style-name="Source_20_Text"><text:span text:style-name="T14">Moduł akumulacji research.fcl.library.accumulation</text:span></text:span></text:p>
        </text:list-item>
        <text:list-item>
          <text:p text:style-name="P64"><text:span text:style-name="Source_20_Text"><text:span text:style-name="T14">Moduł spójników research.fcl.library.andmethods</text:span></text:span></text:p>
        </text:list-item>
        <text:list-item>
          <text:p text:style-name="P64"><text:span text:style-name="Source_20_Text"><text:span text:style-name="T14">Moduł defuzyfikacji research.fcl.library.defuzzification</text:span></text:span></text:p>
        </text:list-item>
      </text:list>
      <text:p text:style-name="P45"><text:span text:style-name="Source_20_Text"><text:span text:style-name="T15">Ze względu na dużą złożoność biblioteki (ponad 90 klas) Moduły zostaną przedstawione rozdzielnie.</text:span></text:span></text:p>
      <text:h text:style-name="Heading_20_3" text:outline-level="3"><text:span text:style-name="Source_20_Text"><text:span text:style-name="T74">3</text:span></text:span><text:span text:style-name="Source_20_Text"><text:span text:style-name="T59">.3</text:span></text:span><text:span text:style-name="Source_20_Text"><text:span text:style-name="T58">. Moduł główny biblioteki</text:span></text:span></text:h>
      <text:p text:style-name="P7"><text:span text:style-name="Source_20_Text"><text:span text:style-name="T54">W module głównym biblioteki znajduje się jedna klasa, której zadaniem jest reprezentacja modelu opisanego w załadowanym skrypcie FCL. </text:span></text:span><text:span text:style-name="Source_20_Text"><text:span text:style-name="T55">Sygnatura klasy wygląda następująco :</text:span></text:span></text:p>
      <text:p text:style-name="P46"><draw:frame draw:style-name="fr2" draw:name="Obraz1" text:anchor-type="paragraph" svg:width="9.869cm" svg:height="10.292cm" draw:z-index="0"><draw:image xlink:href="../../img/diag-applicatioin.png" xlink:type="simple" xlink:show="embed" xlink:actuate="onLoad"/></draw:frame><text:span text:style-name="Source_20_Text"><text:span text:style-name="T18">rys. II.</text:span></text:span><text:span text:style-name="Source_20_Text"><text:span text:style-name="T36">3</text:span></text:span><text:span text:style-name="Source_20_Text"><text:span text:style-name="T18">.</text:span></text:span><text:span text:style-name="Source_20_Text"><text:span text:style-name="T20">3/1</text:span></text:span><text:span text:style-name="Source_20_Text"><text:span text:style-name="T18"> Sygnatura klasy Application</text:span></text:span></text:p>
      <text:p text:style-name="P38"><text:span text:style-name="Source_20_Text"><text:span text:style-name="T18">Wszystkie gettery zostały udostępnione z myślą o rozszerzaniu aplikacji o nowe funkcjonalnści. Klasa posiada również delegaty ułatwiające operacje na środowisku zmiennych :</text:span></text:span></text:p>
      <text:list xml:id="list8516985338513738435" text:style-name="L2">
        <text:list-item>
          <text:p text:style-name="P54"><text:span text:style-name="Source_20_Text"><text:span text:style-name="T77">getValue(String)</text:span></text:span></text:p>
        </text:list-item>
        <text:list-item>
          <text:p text:style-name="P54"><text:span text:style-name="Source_20_Text"><text:span text:style-name="T77">setValue(String,double)</text:span></text:span></text:p>
        </text:list-item>
      </text:list>
      <text:h text:style-name="Heading_20_3" text:outline-level="3"><text:span text:style-name="Source_20_Text"><text:span text:style-name="T62">3</text:span></text:span><text:span text:style-name="Source_20_Text"><text:span text:style-name="T60">.4 Moduł parsera</text:span></text:span></text:h>
      <text:p text:style-name="P46"><draw:frame draw:style-name="fr2" draw:name="Obraz2" text:anchor-type="paragraph" svg:width="16.891cm" svg:height="18.39cm" draw:z-index="1"><draw:image xlink:href="../../img/diag-parser.png" xlink:type="simple" xlink:show="embed" xlink:actuate="onLoad"/></draw:frame><text:span text:style-name="Source_20_Text"><text:span text:style-name="T19">Rys III.</text:span></text:span><text:span text:style-name="Source_20_Text"><text:span text:style-name="T36">3.4</text:span></text:span><text:span text:style-name="Source_20_Text"><text:span text:style-name="T19">/1 Parser wraz zależnościami</text:span></text:span></text:p>
      <text:p text:style-name="P8"><text:span text:style-name="Source_20_Text"><text:span text:style-name="T19">Parser jest jednym z bardziej złożonych elementów aplikacji. Korzysta on z mechanizmu Regex do wyszukiwania słów odpowiadających wzorcom przygotowanym do konstrukcji skrytpu FCL. Posiada również mechanizm logowania błędów, które mogą wystąpić w skryptach.</text:span></text:span></text:p>
      <text:h text:style-name="P85" text:outline-level="3"><text:span text:style-name="Source_20_Text"><text:span text:style-name="T63">3</text:span></text:span><text:span text:style-name="Source_20_Text"><text:span text:style-name="T61">.5 Moduł środowiska</text:span></text:span></text:h>
      <text:p text:style-name="P47"><draw:frame draw:style-name="fr3" draw:name="Obraz3" text:anchor-type="paragraph" svg:width="15.028cm" svg:height="13.467cm" draw:z-index="2"><draw:image xlink:href="../../img/diag-enviroment.png" xlink:type="simple" xlink:show="embed" xlink:actuate="onLoad"/></draw:frame><text:span text:style-name="Source_20_Text"><text:span text:style-name="T19">Rys III.</text:span></text:span><text:span text:style-name="Source_20_Text"><text:span text:style-name="T37">3</text:span></text:span><text:span text:style-name="Source_20_Text"><text:span text:style-name="T19">.</text:span></text:span><text:span text:style-name="Source_20_Text"><text:span text:style-name="T20">5</text:span></text:span><text:span text:style-name="Source_20_Text"><text:span text:style-name="T19">/1 </text:span></text:span><text:span text:style-name="Source_20_Text"><text:span text:style-name="T20">Środowisko wraz z zależnościami</text:span></text:span></text:p>
      <text:p text:style-name="P9"><text:span text:style-name="Source_20_Text"><text:span text:style-name="T20"/></text:span></text:p>
      <text:p text:style-name="P10"><text:span text:style-name="Source_20_Text"><text:span text:style-name="T20">Środowisko jest mocno uniezależnione od pozostałej części aplikacji. Zmienne blokowe odwołują się do zmiennych środowiska implementując interfejs </text:span></text:span><text:span text:style-name="Source_20_Text"><text:span text:style-name="T6">Observer</text:span></text:span><text:span text:style-name="Source_20_Text"><text:span text:style-name="T20"> i dodając się do listy obserwatorów odpowiedniej zmiennej. Środowisko jest mapą </text:span></text:span><text:span text:style-name="Source_20_Text"><text:span text:style-name="T6">String→double</text:span></text:span><text:span text:style-name="Source_20_Text"><text:span text:style-name="T56">. </text:span></text:span><text:span text:style-name="Source_20_Text"><text:span text:style-name="T20">Istnieje możliwość Utworzenia nowej aplikacji na podstawie innych skryptów przy zachowaniu wartości zmiennych środowiska. Warunkiem jest pokrywanie się nazw zmiennych w nowych skryptach.</text:span></text:span></text:p>
      <text:h text:style-name="P80" text:outline-level="3"><text:span text:style-name="Source_20_Text"><text:span text:style-name="T63">3</text:span></text:span><text:span text:style-name="Source_20_Text"><text:span text:style-name="T61">.6 Moduł bloku funkcji</text:span></text:span></text:h>
      <text:p text:style-name="P11"><text:span text:style-name="Source_20_Text"><text:span text:style-name="T21">Aplikacja składa się z mapy bloków funkcji, z których każdy posiada swoją nazwę. Blok odpowiada za przechowywanie zmiennych wejściowych, wewnętrznych i wyjściowych. Daje również możliwość wyciągnięcia zmiennych przeznaczonych do użycia w przesłankach – zwanych dalej lewymi oraz tych, które można użyć w konkluzjach – zwane dalej prawymi. Wiąże się to z faktem, że zmienne wewnętrzne mogą należeć do obu zbiorów zmiennych lewych i prawych. Oprócz zmiennych zawiera również listę bloków reguł.</text:span></text:span></text:p>
      <text:p text:style-name="P42"><draw:frame draw:style-name="fr2" draw:name="Obraz4" text:anchor-type="paragraph" svg:width="13.811cm" svg:height="9.604cm" draw:z-index="3"><draw:image xlink:href="../../img/diag-functionblock.png" xlink:type="simple" xlink:show="embed" xlink:actuate="onLoad"/></draw:frame><text:span text:style-name="Source_20_Text"><text:span text:style-name="T19">Rys III.</text:span></text:span><text:span text:style-name="Source_20_Text"><text:span text:style-name="T37">3</text:span></text:span><text:span text:style-name="Source_20_Text"><text:span text:style-name="T19">.</text:span></text:span><text:span text:style-name="Source_20_Text"><text:span text:style-name="T21">6</text:span></text:span><text:span text:style-name="Source_20_Text"><text:span text:style-name="T19">/1 </text:span></text:span><text:span text:style-name="Source_20_Text"><text:span text:style-name="T21">Blok funkcji wraz z zależnościami</text:span></text:span></text:p>
      <text:p text:style-name="P48"><text:span text:style-name="Source_20_Text"><text:span text:style-name="T21"/></text:span></text:p>
      <text:p text:style-name="P48"><text:span text:style-name="Source_20_Text"><text:span text:style-name="T21"/></text:span></text:p>
      <text:h text:style-name="P81" text:outline-level="3"><text:span text:style-name="Source_20_Text"><text:span text:style-name="T71">3</text:span></text:span><text:span text:style-name="Source_20_Text"><text:span text:style-name="T65">.7 Moduł zmiennych blokowych</text:span></text:span></text:h>
      <text:p text:style-name="P12"><text:span text:style-name="Source_20_Text"><text:span text:style-name="T22">Zmienne blokowe wskazują na zmienne środowiskowe i reagują na ich zmiany implementując interfejs </text:span></text:span><text:span text:style-name="Source_20_Text"><text:span text:style-name="T7">Observer. </text:span></text:span><text:span text:style-name="Source_20_Text"><text:span text:style-name="T22">Zmienne środowiskowe informują o każdej zmianie uruchamiając metodę </text:span></text:span><text:span text:style-name="Source_20_Text"><text:span text:style-name="T7">notify(Variable).</text:span></text:span><text:span text:style-name="Source_20_Text"><text:span text:style-name="T22"> </text:span></text:span><text:span text:style-name="Source_20_Text"><text:span text:style-name="T23">Klasa BaseFunctionVariable po której dziedziczą wszystkie pozostałe typy zmiennych blokowych implementuje ten interfejs. Godnymi uwagi elementami tej klasy są :</text:span></text:span></text:p>
      <text:list xml:id="list9015532858083104223" text:style-name="L3">
        <text:list-item>
          <text:p text:style-name="P55"><text:span text:style-name="Source_20_Text"><text:span text:style-name="T23">list</text:span></text:span><text:span text:style-name="Source_20_Text"><text:span text:style-name="T24">a reguł od których zależy ta zmienna (zmienna występuje po stronie konkluzji w tych regułach)</text:span></text:span></text:p>
        </text:list-item>
        <text:list-item>
          <text:p text:style-name="P56"><text:span text:style-name="Source_20_Text"><text:span text:style-name="T24">lista reguł które zależą od tej zmiennej (zmienna występuje po stronie przesłanki w tych regułach)</text:span></text:span></text:p>
        </text:list-item>
        <text:list-item>
          <text:p text:style-name="P56"><text:span text:style-name="Source_20_Text"><text:span text:style-name="T24">lista termów które są przypisane do tej zmiennej</text:span></text:span></text:p>
        </text:list-item>
        <text:list-item>
          <text:p text:style-name="P57"><text:span text:style-name="Source_20_Text"><text:span text:style-name="T25">lista pojedynczych termów zebranych z wszystkich predykatów konkluzji</text:span></text:span></text:p>
        </text:list-item>
        <text:list-item>
          <text:p text:style-name="P57"><text:span text:style-name="Source_20_Text"><text:span text:style-name="T25">funkcję przynależności dla zakumulowanych termów dla ostatniego przeliczenia</text:span></text:span></text:p>
        </text:list-item>
        <text:list-item>
          <text:p text:style-name="P57"><text:span text:style-name="Source_20_Text"><text:span text:style-name="T25">funkcję ustawiającą domyślną wartość tej zmiennej</text:span></text:span></text:p>
        </text:list-item>
        <text:list-item>
          <text:p text:style-name="P57"><text:span text:style-name="Source_20_Text"><text:span text:style-name="T25">funkcję służącą do prezentacji wszystkich termów tej zmiennej – włącznie z zakumulowanymi</text:span></text:span></text:p>
        </text:list-item>
      </text:list>
      <text:p text:style-name="P13"><text:span text:style-name="Source_20_Text"><text:span text:style-name="T25"/></text:span></text:p>
      <text:p text:style-name="P43"><draw:frame draw:style-name="fr4" draw:name="Obraz5" text:anchor-type="paragraph" svg:width="17cm" svg:height="15.603cm" draw:z-index="4"><draw:image xlink:href="../../img/diag-variables.png" xlink:type="simple" xlink:show="embed" xlink:actuate="onLoad"/></draw:frame><text:span text:style-name="Source_20_Text"><text:span text:style-name="T19">Rys III.</text:span></text:span><text:span text:style-name="Source_20_Text"><text:span text:style-name="T37">3</text:span></text:span><text:span text:style-name="Source_20_Text"><text:span text:style-name="T19">.</text:span></text:span><text:span text:style-name="Source_20_Text"><text:span text:style-name="T25">7</text:span></text:span><text:span text:style-name="Source_20_Text"><text:span text:style-name="T19">/1 </text:span></text:span><text:span text:style-name="Source_20_Text"><text:span text:style-name="T25">Diagram klas modułu zmiennych blokowych</text:span></text:span></text:p>
      <text:h text:style-name="P82" text:outline-level="3"><text:span text:style-name="Source_20_Text"><text:span text:style-name="T71">3.</text:span></text:span><text:span text:style-name="Source_20_Text"><text:span text:style-name="T66">8 Moduł reguł</text:span></text:span></text:h>
      <text:p text:style-name="P20"><text:span text:style-name="Source_20_Text"><text:span text:style-name="T26">Moduł ten odpowiada za prawidłowe parsowanie treści reguł i przekonwertowanie ich do drzewa obiektów wykonujących właściwe operacje. Przykładowe drzewo reguły :</text:span></text:span></text:p>
      <text:p text:style-name="P21"><text:span text:style-name="Source_20_Text"><text:span text:style-name="T8">if wilgotnosc is duza and temperatura is niska then zraszanie is brak;</text:span></text:span></text:p>
      <text:p text:style-name="P46"><draw:frame draw:style-name="fr2" draw:name="Obraz7" text:anchor-type="paragraph" svg:width="10.545cm" svg:height="4.262cm" draw:z-index="6"><draw:image xlink:href="../../img/action-tree.PNG" xlink:type="simple" xlink:show="embed" xlink:actuate="onLoad"/></draw:frame><text:span text:style-name="Source_20_Text"><text:span text:style-name="T19">Rys III.</text:span></text:span><text:span text:style-name="Source_20_Text"><text:span text:style-name="T37">3</text:span></text:span><text:span text:style-name="Source_20_Text"><text:span text:style-name="T19">.</text:span></text:span><text:span text:style-name="Source_20_Text"><text:span text:style-name="T28">8</text:span></text:span><text:span text:style-name="Source_20_Text"><text:span text:style-name="T19">/1 </text:span></text:span><text:span text:style-name="Source_20_Text"><text:span text:style-name="T27">Diagram zależności obiektów w jednej regule</text:span></text:span></text:p>
      <text:p text:style-name="P39">Drzewa te dołączane są do zmiennych wejściowych i wyjściowych wszystkich zmiennych które zawate są w regule: </text:p>
      <text:list xml:id="list1819010067151563015" text:style-name="L4">
        <text:list-item>
          <text:p text:style-name="P67">Do zmiennych wejściowych jako dependant rule</text:p>
        </text:list-item>
        <text:list-item>
          <text:p text:style-name="P62"><draw:frame draw:style-name="fr1" draw:name="Obraz6" text:anchor-type="paragraph" svg:x="-0.263cm" svg:y="1.217cm" svg:width="17cm" svg:height="20.415cm" draw:z-index="5"><draw:image xlink:href="../../img/diag-rules.bmp" xlink:type="simple" xlink:show="embed" xlink:actuate="onLoad"/></draw:frame>Do zmiennych wyjściowych jako affecting rule</text:p>
        </text:list-item>
      </text:list>
      <text:p text:style-name="P50"><text:span text:style-name="Source_20_Text"><text:span text:style-name="T19">Rys III.</text:span></text:span><text:span text:style-name="Source_20_Text"><text:span text:style-name="T37">3</text:span></text:span><text:span text:style-name="Source_20_Text"><text:span text:style-name="T19">.</text:span></text:span><text:span text:style-name="Source_20_Text"><text:span text:style-name="T28">8</text:span></text:span><text:span text:style-name="Source_20_Text"><text:span text:style-name="T19">/</text:span></text:span><text:span text:style-name="Source_20_Text"><text:span text:style-name="T17">2</text:span></text:span><text:span text:style-name="Source_20_Text"><text:span text:style-name="T19"> </text:span></text:span><text:span text:style-name="Source_20_Text"><text:span text:style-name="T17">Diagram klas modułu reguł.</text:span></text:span></text:p>
      <text:h text:style-name="P86" text:outline-level="3"><text:span text:style-name="Source_20_Text"><text:span text:style-name="T71">3</text:span></text:span><text:span text:style-name="Source_20_Text"><text:span text:style-name="T67">.9 Moduł termów</text:span></text:span></text:h>
      <text:p text:style-name="P30"><text:span text:style-name="Source_20_Text"><text:span text:style-name="T27">Moduł ten zawiera definicje wszystkich typów termów jakie aplikacja jest w stanie utworzyć. Wykorzystano tu mechanizm dziedziczenia po klasie abstrakcyjnej Term. </text:span></text:span><text:span text:style-name="Source_20_Text"><text:span text:style-name="T28">Dwa z nich można tworzyć w skryptach FCL :</text:span></text:span></text:p>
      <text:list xml:id="list5631752589016780764" text:style-name="L5">
        <text:list-item>
          <text:p text:style-name="P69"><text:span text:style-name="Source_20_Text"><text:span text:style-name="T28">SingletonTerm</text:span></text:span></text:p>
        </text:list-item>
        <text:list-item>
          <text:p text:style-name="P58"><text:span text:style-name="Source_20_Text"><text:span text:style-name="T28">PointsTerm</text:span></text:span></text:p>
        </text:list-item>
      </text:list>
      <text:p text:style-name="P14"><text:span text:style-name="Source_20_Text"><text:span text:style-name="T28">Ich definicje stanowią część fabryki produkującej termy. Pozostałe wykorzystywane są wewnętrznie do obliczeń wyników częściowych.</text:span></text:span></text:p>
      <text:p text:style-name="P49"><draw:frame draw:style-name="fr5" draw:name="Obraz8" text:anchor-type="paragraph" svg:width="17cm" svg:height="18.796cm" draw:z-index="7"><draw:image xlink:href="../../img/diag-terms.PNG" xlink:type="simple" xlink:show="embed" xlink:actuate="onLoad"/></draw:frame><text:span text:style-name="Source_20_Text"><text:span text:style-name="T19">Rys III.</text:span></text:span><text:span text:style-name="Source_20_Text"><text:span text:style-name="T37">3</text:span></text:span><text:span text:style-name="Source_20_Text"><text:span text:style-name="T19">.</text:span></text:span><text:span text:style-name="Source_20_Text"><text:span text:style-name="T28">9</text:span></text:span><text:span text:style-name="Source_20_Text"><text:span text:style-name="T19">/</text:span></text:span><text:span text:style-name="Source_20_Text"><text:span text:style-name="T27">2</text:span></text:span><text:span text:style-name="Source_20_Text"><text:span text:style-name="T19"> </text:span></text:span><text:span text:style-name="Source_20_Text"><text:span text:style-name="T27">Diagram klas modułu reguł.</text:span></text:span></text:p>
      <text:h text:style-name="P87" text:outline-level="3"><text:span text:style-name="Source_20_Text"><text:span text:style-name="T71">3</text:span></text:span><text:span text:style-name="Source_20_Text"><text:span text:style-name="T67">.</text:span></text:span><text:span text:style-name="Source_20_Text"><text:span text:style-name="T68">10</text:span></text:span><text:span text:style-name="Source_20_Text"><text:span text:style-name="T67"> </text:span></text:span><text:span text:style-name="Source_20_Text"><text:span text:style-name="T68">Moduł akumulacji</text:span></text:span></text:h>
      <text:p text:style-name="P28"><text:span text:style-name="Source_20_Text"><text:span text:style-name="T17">Moduł ten </text:span></text:span><text:span text:style-name="Source_20_Text"><text:span text:style-name="T29">zawiera</text:span></text:span><text:span text:style-name="Source_20_Text"><text:span text:style-name="T17"> </text:span></text:span><text:span text:style-name="Source_20_Text"><text:span text:style-name="T30">definicje metod akumulacji oraz fabryki dobierające odpowiednią metodę na podstawie nazwy </text:span></text:span><text:span text:style-name="Source_20_Text"><text:span text:style-name="T29">metody użytej w skrypcie FCL</text:span></text:span><text:span text:style-name="Source_20_Text"><text:span text:style-name="T30">. </text:span></text:span><text:span text:style-name="Source_20_Text"><text:span text:style-name="T29">Metoda pobiera dwie funkcje przynależności i za pomocą odpowiedniej funkcji łączy je w jedną. Moduł zawiera definicje dwóch metod akumulacji oraz dwie <text:s/>definicje termów, których zadaniem jest połączenie dwóch termów w jeden.</text:span></text:span></text:p>
      <text:p text:style-name="P33"><draw:frame draw:style-name="fr1" draw:name="Obraz9" text:anchor-type="paragraph" svg:x="-0.021cm" svg:y="0.949cm" svg:width="17cm" svg:height="15.108cm" draw:z-index="8"><draw:image xlink:href="../../img/diag-accu.png" xlink:type="simple" xlink:show="embed" xlink:actuate="onLoad"/></draw:frame><text:span text:style-name="Source_20_Text"><text:span text:style-name="T19"/></text:span></text:p>
      <text:p text:style-name="P33"><text:span text:style-name="Source_20_Text"><text:span text:style-name="T19">Rys III.</text:span></text:span><text:span text:style-name="Source_20_Text"><text:span text:style-name="T37">3</text:span></text:span><text:span text:style-name="Source_20_Text"><text:span text:style-name="T19">.</text:span></text:span><text:span text:style-name="Source_20_Text"><text:span text:style-name="T29">10</text:span></text:span><text:span text:style-name="Source_20_Text"><text:span text:style-name="T19">/</text:span></text:span><text:span text:style-name="Source_20_Text"><text:span text:style-name="T29">1</text:span></text:span><text:span text:style-name="Source_20_Text"><text:span text:style-name="T19"> </text:span></text:span><text:span text:style-name="Source_20_Text"><text:span text:style-name="T17">Diagram klas modułu </text:span></text:span><text:span text:style-name="Source_20_Text"><text:span text:style-name="T29">akumulacji</text:span></text:span></text:p>
      <text:p text:style-name="P33"><text:span text:style-name="Source_20_Text"><text:span text:style-name="T29"/></text:span></text:p>
      <text:p text:style-name="P33"><text:span text:style-name="Source_20_Text"><text:span text:style-name="T29"/></text:span></text:p>
      <text:p text:style-name="P15"><text:span text:style-name="Source_20_Text"><text:span text:style-name="T29">Konstruktor termów akumulacji pobiera nową nazwę oraz dwa termy. Akumulacja polega na wielokrotnym utworzeniu instancji termu akumulacji z poprzedniej instancji i termu do zakumulowania. Powstałe w ten sposób warstwy tworzą na końcu jeden term przypisany do zmiennej wyjściowej.</text:span></text:span></text:p>
      <text:h text:style-name="P88" text:outline-level="3"><text:span text:style-name="Source_20_Text"><text:span text:style-name="T71">3.</text:span></text:span><text:span text:style-name="Source_20_Text"><text:span text:style-name="T68">1</text:span></text:span><text:span text:style-name="Source_20_Text"><text:span text:style-name="T69">1</text:span></text:span><text:span text:style-name="Source_20_Text"><text:span text:style-name="T67"> </text:span></text:span><text:span text:style-name="Source_20_Text"><text:span text:style-name="T68">Moduł </text:span></text:span><text:span text:style-name="Source_20_Text"><text:span text:style-name="T69">spójników</text:span></text:span></text:h>
      <text:p text:style-name="P28"><text:span text:style-name="Source_20_Text"><text:span text:style-name="T17">Moduł </text:span></text:span><text:span text:style-name="Source_20_Text"><text:span text:style-name="T31">ten odpowiada za prawidłowe definicje t-norm dla spójników and i or. Dostępne t-normy to:</text:span></text:span></text:p>
      <text:list xml:id="list3866300529729037392" text:style-name="L6">
        <text:list-item>
          <text:p text:style-name="P68"><text:span text:style-name="Source_20_Text"><text:span text:style-name="T31">prod</text:span></text:span></text:p>
        </text:list-item>
        <text:list-item>
          <text:p text:style-name="P68"><text:span text:style-name="Source_20_Text"><text:span text:style-name="T31">min</text:span></text:span></text:p>
        </text:list-item>
      </text:list>
      <text:p text:style-name="P29"><text:span text:style-name="Source_20_Text"><text:span text:style-name="T32">Każda z nich obsługuje spójniki and i or.</text:span></text:span></text:p>
      <text:p text:style-name="P29"><text:span text:style-name="Source_20_Text"><text:span text:style-name="T32"/></text:span></text:p>
      <text:p text:style-name="P34"><draw:frame draw:style-name="fr6" draw:name="Obraz10" text:anchor-type="paragraph" svg:width="17cm" svg:height="7.44cm" draw:z-index="9"><draw:image xlink:href="../../img/diag-andmethods.png" xlink:type="simple" xlink:show="embed" xlink:actuate="onLoad"/></draw:frame><text:span text:style-name="Source_20_Text"><text:span text:style-name="T19">Rys III.</text:span></text:span><text:span text:style-name="Source_20_Text"><text:span text:style-name="T37">3</text:span></text:span><text:span text:style-name="Source_20_Text"><text:span text:style-name="T19">.</text:span></text:span><text:span text:style-name="Source_20_Text"><text:span text:style-name="T29">1</text:span></text:span><text:span text:style-name="Source_20_Text"><text:span text:style-name="T32">1</text:span></text:span><text:span text:style-name="Source_20_Text"><text:span text:style-name="T19">/</text:span></text:span><text:span text:style-name="Source_20_Text"><text:span text:style-name="T29">1</text:span></text:span><text:span text:style-name="Source_20_Text"><text:span text:style-name="T19"> </text:span></text:span><text:span text:style-name="Source_20_Text"><text:span text:style-name="T17">Diagram klas modułu </text:span></text:span><text:span text:style-name="Source_20_Text"><text:span text:style-name="T32">spójników</text:span></text:span></text:p>
      <text:h text:style-name="P83" text:outline-level="3"><text:span text:style-name="Source_20_Text"><text:span text:style-name="T71">3</text:span></text:span><text:span text:style-name="Source_20_Text"><text:span text:style-name="T67">.</text:span></text:span><text:span text:style-name="Source_20_Text"><text:span text:style-name="T68">1</text:span></text:span><text:span text:style-name="Source_20_Text"><text:span text:style-name="T70">2</text:span></text:span><text:span text:style-name="Source_20_Text"><text:span text:style-name="T67"> </text:span></text:span><text:span text:style-name="Source_20_Text"><text:span text:style-name="T68">Moduł </text:span></text:span><text:span text:style-name="Source_20_Text"><text:span text:style-name="T70">defuzyfikacji</text:span></text:span></text:h>
      <text:p text:style-name="P52"><text:span text:style-name="Source_20_Text"><text:span text:style-name="T17">Mod</text:span></text:span><text:span text:style-name="Source_20_Text"><text:span text:style-name="T32">uł ten definiuje metody defuzyfikacji. Każda nowa metoda musi dziedziczyć po klasie abstrakcyjnej DefuzzificationMethod implemenując funkcję calculate. Funkcja otrzymuje :</text:span></text:span></text:p>
      <text:list xml:id="list2663072807543148329" text:style-name="L7">
        <text:list-item>
          <text:p text:style-name="P65"><text:span text:style-name="Source_20_Text"><text:span text:style-name="T32">funkcję przynależności wszystkich zakumulowanych termów</text:span></text:span></text:p>
        </text:list-item>
        <text:list-item>
          <text:p text:style-name="P65"><text:span text:style-name="Source_20_Text"><text:span text:style-name="T32">listę funkcji przynależności wynikowych z poszczególnych regułach</text:span></text:span></text:p>
        </text:list-item>
        <text:list-item>
          <text:p text:style-name="P65"><text:span text:style-name="Source_20_Text"><text:span text:style-name="T32">referencję zmiennej wyjściowej dla której liczona jest wartość</text:span></text:span></text:p>
        </text:list-item>
        <text:list-item>
          <text:p text:style-name="P65"><text:span text:style-name="Source_20_Text"><text:span text:style-name="T32">metodę akumulacji przypisaną do tej zmiennej</text:span></text:span></text:p>
        </text:list-item>
      </text:list>
      <text:p text:style-name="P29"><text:span text:style-name="Source_20_Text"><text:span text:style-name="T32"/></text:span></text:p>
      <text:p text:style-name="P52"><text:span text:style-name="Source_20_Text"><text:span text:style-name="T32">Zdefiniowane są dwie metody defuzyfikacji :</text:span></text:span></text:p>
      <text:list xml:id="list4643812103404317387" text:style-name="L8">
        <text:list-item>
          <text:p text:style-name="P66"><text:span text:style-name="Source_20_Text"><text:span text:style-name="T32">COG - Center of Gravity</text:span></text:span></text:p>
        </text:list-item>
        <text:list-item>
          <text:p text:style-name="P66"><text:span text:style-name="Source_20_Text"><text:span text:style-name="T32">COS – Center of (gravity for) Singletons</text:span></text:span></text:p>
        </text:list-item>
      </text:list>
      <text:p text:style-name="P29"><text:span text:style-name="Source_20_Text"><text:span text:style-name="T32">Metoda COG bazuje na </text:span></text:span><text:span text:style-name="Source_20_Text"><text:span text:style-name="T33">całkowaniu numerycznym – metodą trapezów. Polega ona na dzieleniu zakresu całkowania na przedziały i obliczaniu pola trapezu którego dwa punkty leżą na osi x, dwa pozostałe zaś znajdują się na wykresie funkcji.</text:span></text:span></text:p>
      <text:p text:style-name="P29"/>
      <text:p text:style-name="P29"><draw:frame draw:style-name="fr8" draw:name="Obiekt1" text:anchor-type="as-char" svg:y="-0.781cm" svg:width="9.366cm" svg:height="1.275cm" draw:z-index="11"><draw:object xlink:href="./Object 1" xlink:type="simple" xlink:show="embed" xlink:actuate="onLoad"/><draw:image xlink:href="./ObjectReplacements/Object 1" xlink:type="simple" xlink:show="embed" xlink:actuate="onLoad"/></draw:frame></text:p>
      <text:p text:style-name="P32">Metoda COS wylicza wartość za pomocą wzoru opisanego w <text:s/>I.2.3.</text:p>
      <text:p text:style-name="P36"><draw:frame draw:style-name="fr5" draw:name="Obraz11" text:anchor-type="paragraph" svg:width="17cm" svg:height="9.606cm" draw:z-index="10"><draw:image xlink:href="../../img/diag-defuzzification.png" xlink:type="simple" xlink:show="embed" xlink:actuate="onLoad"/></draw:frame><text:span text:style-name="Source_20_Text"><text:span text:style-name="T19">Rys III.</text:span></text:span><text:span text:style-name="Source_20_Text"><text:span text:style-name="T37">3</text:span></text:span><text:span text:style-name="Source_20_Text"><text:span text:style-name="T19">.</text:span></text:span><text:span text:style-name="Source_20_Text"><text:span text:style-name="T29">1</text:span></text:span><text:span text:style-name="Source_20_Text"><text:span text:style-name="T34">2</text:span></text:span><text:span text:style-name="Source_20_Text"><text:span text:style-name="T19">/</text:span></text:span><text:span text:style-name="Source_20_Text"><text:span text:style-name="T29">1</text:span></text:span><text:span text:style-name="Source_20_Text"><text:span text:style-name="T19"> </text:span></text:span><text:span text:style-name="Source_20_Text"><text:span text:style-name="T17">Diagram klas modułu </text:span></text:span><text:span text:style-name="Source_20_Text"><text:span text:style-name="T34">defuzyfikacji</text:span></text:span></text:p>
      <text:p text:style-name="P35"><text:span text:style-name="Source_20_Text"><text:span text:style-name="T34"/></text:span></text:p>
      <text:h text:style-name="Heading_20_3" text:outline-level="3"><text:span text:style-name="Source_20_Text"><text:span text:style-name="T64">3.13</text:span></text:span><text:span text:style-name="Source_20_Text"><text:span text:style-name="T63">. Szczegóły implementacji</text:span></text:span></text:h>
      <text:p text:style-name="P16"><text:span text:style-name="Source_20_Text"><text:span text:style-name="T38">Dokumenty FCL są prasowane w całości. Po przeczytaniu całego pliku/plików w pamięci aplikacji nie są zachowywane żadne fragmenty treści, jedynie nazwy zmiennych/termów w celu ułatwienia ich identyfikacji. </text:span></text:span><text:span text:style-name="Source_20_Text"><text:span text:style-name="T39">Parsowanie stałych elementów skryptu:</text:span></text:span></text:p>
      <text:list xml:id="list3433798186434947764" text:style-name="L9">
        <text:list-item>
          <text:p text:style-name="P70"><text:span text:style-name="Source_20_Text"><text:span text:style-name="T39">blok funkcji</text:span></text:span></text:p>
        </text:list-item>
        <text:list-item>
          <text:p text:style-name="P70"><text:span text:style-name="Source_20_Text"><text:span text:style-name="T39">blok zmiennych wejściowych</text:span></text:span></text:p>
        </text:list-item>
        <text:list-item>
          <text:p text:style-name="P70"><text:span text:style-name="Source_20_Text"><text:span text:style-name="T39">blok zmiennych wyjściowych</text:span></text:span></text:p>
        </text:list-item>
        <text:list-item>
          <text:p text:style-name="P70"><text:span text:style-name="Source_20_Text"><text:span text:style-name="T39">blok zmiennych wewnętrznych</text:span></text:span></text:p>
        </text:list-item>
        <text:list-item>
          <text:p text:style-name="P70"><text:span text:style-name="Source_20_Text"><text:span text:style-name="T39">bloki fuzyfikacji</text:span></text:span></text:p>
        </text:list-item>
        <text:list-item>
          <text:p text:style-name="P70"><text:span text:style-name="Source_20_Text"><text:span text:style-name="T39">bloki defuzyfikacji</text:span></text:span></text:p>
        </text:list-item>
        <text:list-item>
          <text:p text:style-name="P70"><text:span text:style-name="Source_20_Text"><text:span text:style-name="T39">bloki reguł</text:span></text:span></text:p>
        </text:list-item>
      </text:list>
      <text:p text:style-name="P31"><text:span text:style-name="Source_20_Text"><text:span text:style-name="T39">Odbywa się z użyciem metod znajdujących się w samej klasie parsera. Niektóre elementy skryptu pozwalają na swobodę interpretacji za pomocą fabryk które je generują. Należą do nich :</text:span></text:span></text:p>
      <text:list xml:id="list8920572153622053660" text:style-name="L10">
        <text:list-item>
          <text:p text:style-name="P71"><text:span text:style-name="Source_20_Text"><text:span text:style-name="T39">term</text:span></text:span></text:p>
        </text:list-item>
        <text:list-item>
          <text:p text:style-name="P71"><text:span text:style-name="Source_20_Text"><text:span text:style-name="T39">reguła</text:span></text:span></text:p>
        </text:list-item>
        <text:list-item>
          <text:p text:style-name="P71"><text:span text:style-name="Source_20_Text"><text:span text:style-name="T39">akumulacja</text:span></text:span></text:p>
        </text:list-item>
        <text:list-item>
          <text:p text:style-name="P71"><text:span text:style-name="Source_20_Text"><text:span text:style-name="T39">spójniki</text:span></text:span></text:p>
        </text:list-item>
        <text:list-item>
          <text:p text:style-name="P72"><text:span text:style-name="Source_20_Text"><text:span text:style-name="T40">metody defuzyfikacji</text:span></text:span></text:p>
        </text:list-item>
        <text:list-item>
          <text:p text:style-name="P72"><text:span text:style-name="Source_20_Text"><text:span text:style-name="T40">modyfikatory rozmyte (bardzo, nieco)</text:span></text:span></text:p>
        </text:list-item>
      </text:list>
      <text:p text:style-name="P37"><draw:frame draw:style-name="fr6" draw:name="Obraz13" text:anchor-type="paragraph" svg:width="17cm" svg:height="23.169cm" draw:z-index="13"><draw:image xlink:href="../../img/parsing-sequence.png" xlink:type="simple" xlink:show="embed" xlink:actuate="onLoad"/></draw:frame><text:span text:style-name="Source_20_Text"><text:span text:style-name="T19">Rys III.</text:span></text:span><text:span text:style-name="Source_20_Text"><text:span text:style-name="T42">3.13</text:span></text:span><text:span text:style-name="Source_20_Text"><text:span text:style-name="T19">/</text:span></text:span><text:span text:style-name="Source_20_Text"><text:span text:style-name="T29">1</text:span></text:span><text:span text:style-name="Source_20_Text"><text:span text:style-name="T19"> </text:span></text:span><text:span text:style-name="Source_20_Text"><text:span text:style-name="T41">Uproszczony diagram sekwencji parsowania</text:span></text:span></text:p>
      <text:h text:style-name="P89" text:outline-level="3"><text:span text:style-name="Source_20_Text"><text:span text:style-name="T64">3.14 Obliczanie wartości zmiennych</text:span></text:span></text:h>
      <text:p text:style-name="P25"><draw:frame draw:style-name="fr1" draw:name="Obraz14" text:anchor-type="paragraph" svg:x="0cm" svg:y="2.484cm" svg:width="17cm" svg:height="9.989cm" draw:z-index="14"><draw:image xlink:href="../../img/sequence-varialble-notifications.png" xlink:type="simple" xlink:show="embed" xlink:actuate="onLoad"/></draw:frame><text:span text:style-name="Source_20_Text"><text:span text:style-name="T43">Obliczanie wartości zmiennych bazuje na wzorcu obserwatora. Wszystkie zmienne bloku funkcji nasłuchują na swoich odpowiednikach ze zmiennych środowiska. Sekwencja działania tego procesu <text:s/>wygląda następująco:</text:span></text:span></text:p>
      <text:p text:style-name="P46"><text:span text:style-name="Source_20_Text"><text:span text:style-name="T19">Rys III.</text:span></text:span><text:span text:style-name="Source_20_Text"><text:span text:style-name="T42">3.1</text:span></text:span><text:span text:style-name="Source_20_Text"><text:span text:style-name="T43">4</text:span></text:span><text:span text:style-name="Source_20_Text"><text:span text:style-name="T19">/</text:span></text:span><text:span text:style-name="Source_20_Text"><text:span text:style-name="T29">1</text:span></text:span><text:span text:style-name="Source_20_Text"><text:span text:style-name="T19"> </text:span></text:span><text:span text:style-name="Source_20_Text"><text:span text:style-name="T41">Uproszczony diagram sekwencji parsowania</text:span></text:span></text:p>
      <text:p text:style-name="Text_20_body"><text:span text:style-name="Source_20_Text"><text:span text:style-name="T41"/></text:span></text:p>
      <text:p text:style-name="P17"><text:span text:style-name="Source_20_Text"><text:span text:style-name="T43">Jak widać przeliczane są tylko wartości tych zmiennych wyjściowych na które wpływ ma dana zmienna wejściowa. Takie podejście zoptymalizowało proces obliczania wartości zmiennych, ponieważ unika „pustych przebiegów”. </text:span></text:span></text:p>
      <text:p text:style-name="P17"><text:span text:style-name="Source_20_Text"><text:span text:style-name="T43"/></text:span></text:p>
      <text:p text:style-name="P18"><text:span text:style-name="Source_20_Text"><text:span text:style-name="T44">Proces obliczania wartości zmiennej wyjściowej podlega określonemu algorytmowi, który zapewnia przeliczenie wszystkich </text:span></text:span><text:span text:style-name="Source_20_Text"><text:span text:style-name="T45">reguł, które wpływają na wszystkie zmienne wyjściowe na które wpływa modyfikowana zmienna wejściowa</text:span></text:span><text:span text:style-name="Source_20_Text"><text:span text:style-name="T44">. </text:span></text:span><text:span text:style-name="Source_20_Text"><text:span text:style-name="T46">Wygląda to następująco:</text:span></text:span></text:p>
      <text:list xml:id="list1784724861621078076" text:style-name="L11">
        <text:list-item>
          <text:p text:style-name="P59"><text:span text:style-name="Source_20_Text"><text:span text:style-name="T44">Znajd</text:span></text:span><text:span text:style-name="Source_20_Text"><text:span text:style-name="T46">ź wszystkie reguły na które wpływa modyfikowana zmienna wejściowa (referencje są dodawane automatycznie w czasie parsowania kodu FCL.</text:span></text:span></text:p>
        </text:list-item>
        <text:list-item>
          <text:p text:style-name="P59"><text:span text:style-name="Source_20_Text"><text:span text:style-name="T44">Zbierz wszystkie zmienne wyjściowe które zmieniane są przez te reguł</text:span></text:span><text:span text:style-name="Source_20_Text"><text:span text:style-name="T46">y</text:span></text:span></text:p>
        </text:list-item>
        <text:list-item>
          <text:p text:style-name="P59"><text:span text:style-name="Source_20_Text"><text:span text:style-name="T44">Zbierz wszystkie reguły w których uczestniczą te zmienne wyjści</text:span></text:span><text:span text:style-name="Source_20_Text"><text:span text:style-name="T46">owe.</text:span></text:span></text:p>
        </text:list-item>
        <text:list-item>
          <text:p text:style-name="P59"><text:span text:style-name="Source_20_Text"><text:span text:style-name="T44">Oblicz wszystkie regu</text:span></text:span><text:span text:style-name="Source_20_Text"><text:span text:style-name="T46">ły</text:span></text:span></text:p>
        </text:list-item>
      </text:list>
      <text:p text:style-name="P18"><text:span text:style-name="Source_20_Text"><text:span text:style-name="T44"><text:s/></text:span></text:span><text:span text:style-name="Source_20_Text"><text:span text:style-name="T46">Przedstawiony jest na poniższym diagramie:</text:span></text:span></text:p>
      <text:p text:style-name="P44"><draw:frame draw:style-name="fr3" draw:name="Obraz15" text:anchor-type="paragraph" svg:width="15.199cm" svg:height="10.499cm" draw:z-index="15"><draw:image xlink:href="../../img/calculate-dependend-flow.png" xlink:type="simple" xlink:show="embed" xlink:actuate="onLoad"/></draw:frame><text:span text:style-name="Source_20_Text"><text:span text:style-name="T19">Rys III.</text:span></text:span><text:span text:style-name="Source_20_Text"><text:span text:style-name="T42">3.1</text:span></text:span><text:span text:style-name="Source_20_Text"><text:span text:style-name="T43">4</text:span></text:span><text:span text:style-name="Source_20_Text"><text:span text:style-name="T19">/</text:span></text:span><text:span text:style-name="Source_20_Text"><text:span text:style-name="T48">2</text:span></text:span><text:span text:style-name="Source_20_Text"><text:span text:style-name="T19"> </text:span></text:span><text:span text:style-name="Source_20_Text"><text:span text:style-name="T48">Diagram przedstawiający proces doboru przeliczanych reguł</text:span></text:span></text:p>
      <text:p text:style-name="P19"><text:span text:style-name="Source_20_Text"><text:span text:style-name="T47"/></text:span></text:p>
      <text:p text:style-name="P19"><text:span text:style-name="Source_20_Text"><text:span text:style-name="T47">Przeliczanie reguł polega na obliczaniu drzewek reguł powstałych w procesie ich parsowania. </text:span></text:span><text:span text:style-name="Source_20_Text"><text:span text:style-name="T48">Przedstawione jest na poniższym diagramie :</text:span></text:span></text:p>
      <text:p text:style-name="P46"><draw:frame draw:style-name="fr2" draw:name="Obraz16" text:anchor-type="paragraph" svg:width="15.45cm" svg:height="10.407cm" draw:z-index="16"><draw:image xlink:href="../../img/rule-calculating-sequence.png" xlink:type="simple" xlink:show="embed" xlink:actuate="onLoad"/></draw:frame><text:span text:style-name="Source_20_Text"><text:span text:style-name="T47"> </text:span></text:span><text:span text:style-name="Source_20_Text"><text:span text:style-name="T19">Rys III.</text:span></text:span><text:span text:style-name="Source_20_Text"><text:span text:style-name="T42">3.1</text:span></text:span><text:span text:style-name="Source_20_Text"><text:span text:style-name="T43">4</text:span></text:span><text:span text:style-name="Source_20_Text"><text:span text:style-name="T19">/</text:span></text:span><text:span text:style-name="Source_20_Text"><text:span text:style-name="T48">3 Diagram sekwencji przeliczania reguły.</text:span></text:span></text:p>
      <text:p text:style-name="P41"><text:span text:style-name="Source_20_Text"><text:span text:style-name="T49">Objaśnienia: </text:span></text:span></text:p>
      <text:p text:style-name="P26"><text:span text:style-name="Source_20_Text"><text:span text:style-name="T49">Cause – przyczyna. Jest to część reguły zaprojektowana przez fabrykę przyczyn (CauseFactory) na podstawie jej tekstowego odpowiednika (przesłanki). Zawiera drzewo akcji.</text:span></text:span></text:p>
      <text:p text:style-name="P26"><text:span text:style-name="Source_20_Text"><text:span text:style-name="T49">Action – akcja. Mogą być różnego typu, choć dziedziczą po wspólnej klasie bazowej. Dzielą się na </text:span></text:span></text:p>
      <text:list xml:id="list4083917121007143666" text:style-name="L12">
        <text:list-item>
          <text:p text:style-name="P73"><text:span text:style-name="Source_20_Text"><text:span text:style-name="T49">AndAction</text:span></text:span></text:p>
        </text:list-item>
        <text:list-item>
          <text:p text:style-name="P73"><text:span text:style-name="Source_20_Text"><text:span text:style-name="T49">OrAction</text:span></text:span></text:p>
        </text:list-item>
        <text:list-item>
          <text:p text:style-name="P73"><text:span text:style-name="Source_20_Text"><text:span text:style-name="T49">TermAction</text:span></text:span></text:p>
        </text:list-item>
      </text:list>
      <text:p text:style-name="P53"><text:span text:style-name="Source_20_Text"><text:span text:style-name="T49">Pierwsze dwie prowadzą zawsze do dwóch kolejnych akcji, z których każda może mieć jeden z powyższych typów. Trzecia akcja nie prowadzi do żadnej akcji, jest liściem drzewa, zwraca funkcję przynależnośic termu (klasa Term) który jest elementem wyrażenia przesłanki. Term może być zmieniony przez modyfikator (Modifier). Metoda getValue dla TermAction zwraca wartość funkcji przynależności dla danej wartości zmiennej która jest przedmiotem wyrażenia.</text:span></text:span></text:p>
      <text:p text:style-name="P53"><text:span text:style-name="Source_20_Text"><text:span text:style-name="T49"><text:line-break/>Effect – Rezultat działania reguły. Dla każdej reguły może być kilka efektów (w FCL rozdzielone spójnikiem and). </text:span></text:span><text:span text:style-name="Source_20_Text"><text:span text:style-name="T50">Przeliczanie efektu polega na uruchomieniu go z obliczonym poziomem aktywacji (poziom aktywacji reguły). Przeliczenie efektu daje w rezultacie nową funkcję przynależności, która jest dołączana do listy akumulacji zmiennej wyjściowej.</text:span></text:span></text:p>
      <text:p text:style-name="P74"><text:span text:style-name="Source_20_Text"><text:span text:style-name="T51">Kolejnymi etapami obliczania wartości zmiennej jest akumulacja i defuzyfikacja:</text:span></text:span></text:p>
      <text:p text:style-name="P90"><draw:frame draw:style-name="fr7" draw:name="Obraz17" text:anchor-type="paragraph" svg:width="16.245cm" svg:height="10.557cm" draw:z-index="17"><draw:image xlink:href="../../img/accu-defuzzification-sequence.png" xlink:type="simple" xlink:show="embed" xlink:actuate="onLoad" draw:filter-name="&lt;Wszystkie formaty&gt;"/></draw:frame><text:span text:style-name="Source_20_Text"><text:span text:style-name="T47"> </text:span></text:span><text:span text:style-name="Source_20_Text"><text:span text:style-name="T19">Rys III.</text:span></text:span><text:span text:style-name="Source_20_Text"><text:span text:style-name="T42">3.1</text:span></text:span><text:span text:style-name="Source_20_Text"><text:span text:style-name="T43">4</text:span></text:span><text:span text:style-name="Source_20_Text"><text:span text:style-name="T19">/</text:span></text:span><text:span text:style-name="Source_20_Text"><text:span text:style-name="T52">4</text:span></text:span><text:span text:style-name="Source_20_Text"><text:span text:style-name="T48"> Diagram sekwencji </text:span></text:span><text:span text:style-name="Source_20_Text"><text:span text:style-name="T52">akumulacji i defuzyfikacji</text:span></text:span></text:p>
      <text:p text:style-name="P75"><text:span text:style-name="Source_20_Text"><text:span text:style-name="T52">Metoda akumulacji musi zaimplementować jedną funkcję, której zadaniem będzie połączenie dwóch funkcji przynależności w jedną. Sama akumulacja uruchamiana jest dla każdego zakumulowanego termu w zmiennej wyjściowe z wynikiem poprzedniej akumulacji</text:span></text:span></text:p>
      <text:p text:style-name="P60"><text:span text:style-name="Source_20_Text"><text:span text:style-name="T52">Metoda defuzyfikacji również musi zaimplementować jedną funkcję, której zadaniem jest wyliczenie zmiennoprzecinkowej wartości zmiennej na podstawie zakumulowanej funkcji przynależności. Dodatkowo, z racji, że niektóre metody potrzebują większej ilości informacji, przekazywane są również :</text:span></text:span></text:p>
      <text:list xml:id="list7658156565980710534" text:style-name="L13">
        <text:list-item>
          <text:p text:style-name="P61"><text:span text:style-name="Source_20_Text"><text:span text:style-name="T52">lista zakumulowanych termów</text:span></text:span></text:p>
        </text:list-item>
        <text:list-item>
          <text:p text:style-name="P61"><text:span text:style-name="Source_20_Text"><text:span text:style-name="T52">zmienna wyjściowa</text:span></text:span></text:p>
        </text:list-item>
        <text:list-item>
          <text:p text:style-name="P61"><text:span text:style-name="Source_20_Text"><text:span text:style-name="T52">metoda akumulacji</text:spa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847cm" style:writing-mode="lr-tb"/>
      <style:text-properties style:use-window-font-color="true" style:font-name="Liberation Serif" fo:font-size="12pt" fo:language="pl" fo:country="PL"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lustra" style:family="paragraph" style:parent-style-name="Text_20_body">
      <style:paragraph-properties fo:text-align="justify" style:justify-single-word="false"/>
      <style:text-properties officeooo:rsid="001e9eb6"/>
    </style:style>
    <style:style style:name="ilustracja" style:family="paragraph" style:parent-style-name="ilustra"/>
    <style:style style:name="Illustration" style:family="paragraph" style:parent-style-name="Caption" style:class="extra"/>
    <style:style style:name="Index_20_Heading" style:display-name="Index Heading" style:family="paragraph" style:parent-style-name="Heading" style:class="index"/>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1.173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1.011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7-07T20:31:46.219454253</meta:creation-date>
    <dc:date>2015-07-27T21:17:59.272748529</dc:date>
    <meta:editing-duration>P2DT2H22M39S</meta:editing-duration>
    <meta:editing-cycles>48</meta:editing-cycles>
    <meta:generator>LibreOffice/4.4.2.2$Linux_X86_64 LibreOffice_project/40m0$Build-2</meta:generator>
    <meta:document-statistic meta:table-count="0" meta:image-count="17" meta:object-count="1" meta:page-count="17" meta:paragraph-count="144" meta:word-count="1616" meta:character-count="12236" meta:non-whitespace-character-count="10794"/>
  </office:meta>
</office:document-meta>
</file>

<file path=Object 1/content.xml><?xml version="1.0" encoding="utf-8"?>
<math xmlns="http://www.w3.org/1998/Math/MathML" display="block">
  <semantics>
    <mrow>
      <mrow>
        <munderover>
          <mo stretchy="false">∫</mo>
          <msub>
            <mi>x</mi>
            <mi>p</mi>
          </msub>
          <msub>
            <mi>x</mi>
            <mi>k</mi>
          </msub>
        </munderover>
        <mi>f</mi>
      </mrow>
      <mrow>
        <mo fence="true" stretchy="false">(</mo>
        <mrow>
          <mi>x</mi>
        </mrow>
        <mo fence="true" stretchy="false">)</mo>
      </mrow>
      <mrow>
        <mi mathvariant="italic">dx</mi>
        <mo stretchy="false">≈</mo>
        <mfrac>
          <mrow>
            <msub>
              <mi>x</mi>
              <mi>k</mi>
            </msub>
            <mo stretchy="false">−</mo>
            <msub>
              <mi>x</mi>
              <mi>p</mi>
            </msub>
          </mrow>
          <mi>n</mi>
        </mfrac>
      </mrow>
      <mrow>
        <mo fence="true" stretchy="false">(</mo>
        <mrow>
          <mrow>
            <mrow>
              <mrow>
                <munderover>
                  <mo stretchy="false">∑</mo>
                  <mrow>
                    <mi>i</mi>
                    <mo stretchy="false">=</mo>
                    <mn>1</mn>
                  </mrow>
                  <mi>n</mi>
                </munderover>
                <mi>f</mi>
              </mrow>
              <mrow>
                <mo fence="true" stretchy="false">(</mo>
                <mrow>
                  <mrow>
                    <mrow>
                      <msub>
                        <mi>x</mi>
                        <mi>k</mi>
                      </msub>
                      <mo stretchy="false">+</mo>
                      <mi>i</mi>
                    </mrow>
                    <mfrac>
                      <mrow>
                        <msub>
                          <mi>x</mi>
                          <mi>k</mi>
                        </msub>
                        <mo stretchy="false">−</mo>
                        <msub>
                          <mi>x</mi>
                          <mi>p</mi>
                        </msub>
                      </mrow>
                      <mi>n</mi>
                    </mfrac>
                  </mrow>
                </mrow>
                <mo fence="true" stretchy="false">)</mo>
              </mrow>
            </mrow>
            <mo stretchy="false">+</mo>
            <mfrac>
              <mrow>
                <mi>f</mi>
                <mrow>
                  <mrow>
                    <mo fence="true" stretchy="false">(</mo>
                    <mrow>
                      <msub>
                        <mi>x</mi>
                        <mi>k</mi>
                      </msub>
                    </mrow>
                    <mo fence="true" stretchy="false">)</mo>
                  </mrow>
                  <mo stretchy="false">+</mo>
                  <mi>f</mi>
                </mrow>
                <mrow>
                  <mo fence="true" stretchy="false">(</mo>
                  <mrow>
                    <msub>
                      <mi>x</mi>
                      <mi>p</mi>
                    </msub>
                  </mrow>
                  <mo fence="true" stretchy="false">)</mo>
                </mrow>
              </mrow>
              <mn>2</mn>
            </mfrac>
          </mrow>
        </mrow>
        <mo fence="true" stretchy="false">)</mo>
      </mrow>
    </mrow>
    <annotation encoding="StarMath 5.0">int from x_p to x_k f( x )dx approx {{x_k - x_p} over n}  ({sum from i=1 to n f(x_k + i{{x_k - x_p } over n})} + {{f(x_k) + f(x_p)} over 2})</annotation>
  </semantics>
</math>
</file>